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Ubuntu" svg:font-family="Ubuntu"/>
    <style:font-face style:name="Times New Roman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я3" style:family="table">
      <style:table-properties style:width="5.0014in" table:align="left" style:writing-mode="lr-tb"/>
    </style:style>
    <style:style style:name="Таблиця3.A" style:family="table-column">
      <style:table-column-properties style:column-width="1in"/>
    </style:style>
    <style:style style:name="Таблиця3.E" style:family="table-column">
      <style:table-column-properties style:column-width="1.0014in"/>
    </style:style>
    <style:style style:name="Таблиця3.1" style:family="table-row">
      <style:table-row-properties fo:keep-together="auto"/>
    </style:style>
    <style:style style:name="Таблиця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3.E1" style:family="table-cell">
      <style:table-cell-properties style:vertical-align="top" fo:padding="0.0382in" fo:border="0.1pt solid #000000" style:writing-mode="lr-tb"/>
    </style:style>
    <style:style style:name="Таблиця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3.E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2" style:family="table">
      <style:table-properties style:width="4.0028in" table:align="left" style:writing-mode="lr-tb"/>
    </style:style>
    <style:style style:name="Таблиця2.A" style:family="table-column">
      <style:table-column-properties style:column-width="1in"/>
    </style:style>
    <style:style style:name="Таблиця2.B" style:family="table-column">
      <style:table-column-properties style:column-width="1.0007in"/>
    </style:style>
    <style:style style:name="Таблиця2.D" style:family="table-column">
      <style:table-column-properties style:column-width="1.0021in"/>
    </style:style>
    <style:style style:name="Таблиця2.1" style:family="table-row">
      <style:table-row-properties fo:keep-together="auto"/>
    </style:style>
    <style:style style:name="Таблиця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2.D1" style:family="table-cell">
      <style:table-cell-properties style:vertical-align="top" fo:padding="0.0382in" fo:border="0.1pt solid #000000" style:writing-mode="lr-tb"/>
    </style:style>
    <style:style style:name="Таблиця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2.D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1" style:family="table">
      <style:table-properties style:width="6.6889in" fo:margin-left="0.0132in" table:align="left" style:writing-mode="lr-tb"/>
    </style:style>
    <style:style style:name="Таблиця1.A" style:family="table-column">
      <style:table-column-properties style:column-width="0.8111in"/>
    </style:style>
    <style:style style:name="Таблиця1.B" style:family="table-column">
      <style:table-column-properties style:column-width="0.8778in"/>
    </style:style>
    <style:style style:name="Таблиця1.C" style:family="table-column">
      <style:table-column-properties style:column-width="0.8715in"/>
    </style:style>
    <style:style style:name="Таблиця1.D" style:family="table-column">
      <style:table-column-properties style:column-width="0.8771in"/>
    </style:style>
    <style:style style:name="Таблиця1.F" style:family="table-column">
      <style:table-column-properties style:column-width="0.8118in"/>
    </style:style>
    <style:style style:name="Таблиця1.G" style:family="table-column">
      <style:table-column-properties style:column-width="0.8167in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1.H1" style:family="table-cell">
      <style:table-cell-properties style:vertical-align="top" fo:padding="0.0382in" fo:border="0.1pt solid #000000" style:writing-mode="lr-tb"/>
    </style:style>
    <style:style style:name="Таблиця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1.H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4" style:family="table">
      <style:table-properties style:width="4.0028in" table:align="left" style:writing-mode="lr-tb"/>
    </style:style>
    <style:style style:name="Таблиця4.A" style:family="table-column">
      <style:table-column-properties style:column-width="1in"/>
    </style:style>
    <style:style style:name="Таблиця4.B" style:family="table-column">
      <style:table-column-properties style:column-width="1.0007in"/>
    </style:style>
    <style:style style:name="Таблиця4.D" style:family="table-column">
      <style:table-column-properties style:column-width="1.0021in"/>
    </style:style>
    <style:style style:name="Таблиця4.1" style:family="table-row">
      <style:table-row-properties fo:keep-together="auto"/>
    </style:style>
    <style:style style:name="Таблиця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4.D1" style:family="table-cell">
      <style:table-cell-properties style:vertical-align="top" fo:padding="0.0382in" fo:border="0.1pt solid #000000" style:writing-mode="lr-tb"/>
    </style:style>
    <style:style style:name="Таблиця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4.D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officeooo:rsid="000b11cd" officeooo:paragraph-rsid="00010371"/>
    </style:style>
    <style:style style:name="P2" style:family="paragraph" style:parent-style-name="Standard">
      <style:text-properties officeooo:rsid="000b11cd" officeooo:paragraph-rsid="00010371"/>
    </style:style>
    <style:style style:name="P3" style:family="paragraph" style:parent-style-name="Standard">
      <style:paragraph-properties fo:text-align="justify" style:justify-single-word="false"/>
      <style:text-properties officeooo:paragraph-rsid="0012e1a8"/>
    </style:style>
    <style:style style:name="P4" style:family="paragraph" style:parent-style-name="Standard">
      <style:text-properties style:font-name="Times New Roman1" officeooo:rsid="000b11cd" officeooo:paragraph-rsid="00010371"/>
    </style:style>
    <style:style style:name="P5" style:family="paragraph" style:parent-style-name="Standard">
      <style:paragraph-properties fo:text-align="justify" style:justify-single-word="false"/>
      <style:text-properties style:font-name="Times New Roman1" officeooo:paragraph-rsid="0012e1a8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2pt" officeooo:paragraph-rsid="0012e1a8" style:font-size-asian="12pt" style:font-name-complex="Times New Roman1" style:font-size-complex="12pt"/>
    </style:style>
    <style:style style:name="P7" style:family="paragraph" style:parent-style-name="Standard">
      <style:paragraph-properties fo:text-align="center" style:justify-single-word="false"/>
      <style:text-properties officeooo:paragraph-rsid="00010371"/>
    </style:style>
    <style:style style:name="P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10371"/>
    </style:style>
    <style:style style:name="P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2ba01"/>
    </style:style>
    <style:style style:name="P1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3ea24"/>
    </style:style>
    <style:style style:name="P1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5bc5e"/>
    </style:style>
    <style:style style:name="P1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8075d"/>
    </style:style>
    <style:style style:name="P1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f288b"/>
    </style:style>
    <style:style style:name="P1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f91e0"/>
    </style:style>
    <style:style style:name="P1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2e1a8"/>
    </style:style>
    <style:style style:name="P1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42274"/>
    </style:style>
    <style:style style:name="P1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officeooo:rsid="002aa8d0" officeooo:paragraph-rsid="0012e1a8" style:font-size-asian="12pt" style:font-name-complex="Times New Roman1" style:font-size-complex="12pt"/>
    </style:style>
    <style:style style:name="P1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officeooo:paragraph-rsid="0012e1a8" style:font-size-asian="12pt" style:font-name-complex="Times New Roman1" style:font-size-complex="12pt"/>
    </style:style>
    <style:style style:name="P1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1823a6" officeooo:paragraph-rsid="0012e1a8" style:font-size-asian="12pt" style:font-name-complex="Times New Roman1" style:font-size-complex="12pt"/>
    </style:style>
    <style:style style:name="P2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2aa8d0" officeooo:paragraph-rsid="0012e1a8" style:font-size-asian="12pt" style:font-name-complex="Times New Roman1" style:font-size-complex="12pt"/>
    </style:style>
    <style:style style:name="P2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2aa8d0" officeooo:paragraph-rsid="00138999" style:font-size-asian="12pt" style:font-name-complex="Times New Roman1" style:font-size-complex="12pt"/>
    </style:style>
    <style:style style:name="P2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officeooo:paragraph-rsid="00010371"/>
    </style:style>
    <style:style style:name="P2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officeooo:rsid="000b11cd" officeooo:paragraph-rsid="000f288b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style:font-name="Times New Roman1" fo:font-size="12pt" officeooo:paragraph-rsid="00010371" style:font-size-asian="12pt" style:font-name-complex="Times New Roman1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1" fo:font-size="12pt" officeooo:rsid="001b07ba" officeooo:paragraph-rsid="00010371" style:font-size-asian="12pt" style:font-name-complex="Times New Roman1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1" fo:font-size="12pt" officeooo:rsid="0002ba01" officeooo:paragraph-rsid="0002ba01" style:font-size-asian="12pt" style:font-name-complex="Times New Roman1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1" fo:font-size="12pt" officeooo:paragraph-rsid="00010371" style:font-name-asian="Noto Sans CJK SC Regular" style:font-size-asian="12pt" style:font-name-complex="Times New Roman1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1" fo:font-size="12pt" officeooo:rsid="000c911a" officeooo:paragraph-rsid="00010371" style:font-name-asian="Noto Sans CJK SC Regular" style:font-size-asian="12pt" style:font-name-complex="Times New Roman1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1" officeooo:paragraph-rsid="00010371"/>
    </style:style>
    <style:style style:name="P30" style:family="paragraph" style:parent-style-name="Standard">
      <style:paragraph-properties fo:text-align="justify" style:justify-single-word="false"/>
      <style:text-properties style:font-name="Times New Roman1" fo:font-size="12pt" officeooo:paragraph-rsid="0015297e" style:font-size-asian="12pt" style:font-size-complex="12pt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officeooo:paragraph-rsid="0015297e" style:font-size-asian="12pt" style:font-size-complex="12pt"/>
    </style:style>
    <style:style style:name="P3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15297e" style:font-size-asian="12pt" style:font-name-complex="Times New Roman1" style:font-size-complex="12pt"/>
    </style:style>
    <style:style style:name="P3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5297e"/>
    </style:style>
    <style:style style:name="T1" style:family="text">
      <style:text-properties style:text-position="0% 100%" style:font-name="Times New Roman1" fo:font-size="12pt" fo:letter-spacing="normal" fo:font-style="normal" style:font-name-asian="Symbol" style:font-size-asian="12pt" style:font-style-asian="normal" style:font-name-complex="Times New Roman1" style:font-size-complex="12pt"/>
    </style:style>
    <style:style style:name="T2" style:family="text">
      <style:text-properties style:text-position="0% 100%" style:font-name="Times New Roman1" fo:font-size="12pt" fo:letter-spacing="normal" fo:font-style="normal" officeooo:rsid="000dc07e" style:font-name-asian="Symbol" style:font-size-asian="12pt" style:font-style-asian="normal" style:font-name-complex="Times New Roman1" style:font-size-complex="12pt"/>
    </style:style>
    <style:style style:name="T3" style:family="text">
      <style:text-properties style:text-position="0% 100%" style:font-name="Times New Roman1" fo:font-size="12pt" fo:letter-spacing="normal" fo:font-style="normal" officeooo:rsid="0012ae43" style:font-name-asian="Symbol" style:font-size-asian="12pt" style:font-style-asian="normal" style:font-name-complex="Times New Roman1" style:font-size-complex="12pt"/>
    </style:style>
    <style:style style:name="T4" style:family="text">
      <style:text-properties style:text-position="0% 100%" style:font-name="Times New Roman1" fo:font-size="12pt" fo:letter-spacing="normal" fo:font-style="normal" officeooo:rsid="00140b51" style:font-name-asian="Symbol" style:font-size-asian="12pt" style:font-style-asian="normal" style:font-name-complex="Times New Roman1" style:font-size-complex="12pt"/>
    </style:style>
    <style:style style:name="T5" style:family="text">
      <style:text-properties style:text-position="0% 100%" style:font-name="Times New Roman1" fo:font-size="12pt" fo:letter-spacing="normal" fo:font-style="normal" officeooo:rsid="001ba62b" style:font-name-asian="Symbol" style:font-size-asian="12pt" style:font-style-asian="normal" style:font-name-complex="Times New Roman1" style:font-size-complex="12pt"/>
    </style:style>
    <style:style style:name="T6" style:family="text">
      <style:text-properties style:text-position="0% 100%" style:font-name="Times New Roman1" fo:font-size="12pt" fo:letter-spacing="normal" fo:font-style="normal" officeooo:rsid="0013baef" style:font-name-asian="Symbol" style:font-size-asian="12pt" style:font-style-asian="normal" style:font-name-complex="Times New Roman1" style:font-size-complex="12pt"/>
    </style:style>
    <style:style style:name="T7" style:family="text">
      <style:text-properties style:text-position="0% 100%" style:font-name="Times New Roman1" fo:font-size="12pt" fo:letter-spacing="normal" fo:font-style="normal" officeooo:rsid="001b9193" style:font-name-asian="Symbol" style:font-size-asian="12pt" style:font-style-asian="normal" style:font-name-complex="Times New Roman1" style:font-size-complex="12pt"/>
    </style:style>
    <style:style style:name="T8" style:family="text">
      <style:text-properties style:text-position="0% 100%" style:font-name="Times New Roman1" fo:font-size="12pt" fo:letter-spacing="normal" fo:font-style="normal" officeooo:rsid="000b11cd" style:font-name-asian="Symbol" style:font-size-asian="12pt" style:font-style-asian="normal" style:font-name-complex="Times New Roman1" style:font-size-complex="12pt"/>
    </style:style>
    <style:style style:name="T9" style:family="text">
      <style:text-properties style:text-position="0% 100%" style:font-name="Times New Roman1" fo:font-size="12pt" fo:letter-spacing="normal" fo:font-style="normal" officeooo:rsid="000302b6" style:font-name-asian="Symbol" style:font-size-asian="12pt" style:font-style-asian="normal" style:font-name-complex="Times New Roman1" style:font-size-complex="12pt"/>
    </style:style>
    <style:style style:name="T10" style:family="text">
      <style:text-properties style:text-position="0% 100%" style:font-name="Times New Roman1" fo:font-size="12pt" fo:letter-spacing="normal" fo:font-style="normal" officeooo:rsid="001f94f2" style:font-name-asian="Symbol" style:font-size-asian="12pt" style:font-style-asian="normal" style:font-name-complex="Times New Roman1" style:font-size-complex="12pt"/>
    </style:style>
    <style:style style:name="T11" style:family="text">
      <style:text-properties style:text-position="0% 100%" style:font-name="Times New Roman1" fo:font-size="12pt" fo:letter-spacing="normal" fo:font-style="normal" officeooo:rsid="002216fd" style:font-name-asian="Symbol" style:font-size-asian="12pt" style:font-style-asian="normal" style:font-name-complex="Times New Roman1" style:font-size-complex="12pt"/>
    </style:style>
    <style:style style:name="T12" style:family="text">
      <style:text-properties style:text-position="0% 100%" style:font-name="Times New Roman1" fo:font-size="12pt" fo:letter-spacing="normal" fo:font-style="normal" officeooo:rsid="0027e178" style:font-name-asian="Symbol" style:font-size-asian="12pt" style:font-style-asian="normal" style:font-name-complex="Times New Roman1" style:font-size-complex="12pt"/>
    </style:style>
    <style:style style:name="T13" style:family="text">
      <style:text-properties style:text-position="0% 100%" style:font-name="Times New Roman1" fo:font-size="12pt" fo:letter-spacing="normal" fo:font-style="normal" officeooo:rsid="0035bbe5" style:font-name-asian="Symbol" style:font-size-asian="12pt" style:font-style-asian="normal" style:font-name-complex="Times New Roman1" style:font-size-complex="12pt"/>
    </style:style>
    <style:style style:name="T14" style:family="text">
      <style:text-properties style:text-position="0% 100%" style:font-name="Times New Roman1" fo:font-size="12pt" fo:letter-spacing="normal" fo:font-style="normal" officeooo:rsid="003318d6" style:font-name-asian="Symbol" style:font-size-asian="12pt" style:font-style-asian="normal" style:font-name-complex="Times New Roman1" style:font-size-complex="12pt"/>
    </style:style>
    <style:style style:name="T15" style:family="text">
      <style:text-properties style:text-position="0% 100%" style:font-name="Times New Roman1" fo:font-size="12pt" fo:letter-spacing="normal" fo:font-style="normal" officeooo:rsid="003482b3" style:font-name-asian="Symbol" style:font-size-asian="12pt" style:font-style-asian="normal" style:font-name-complex="Times New Roman1" style:font-size-complex="12pt"/>
    </style:style>
    <style:style style:name="T16" style:family="text">
      <style:text-properties style:text-position="0% 100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/>
    </style:style>
    <style:style style:name="T17" style:family="text">
      <style:text-properties style:text-position="0% 100%" style:font-name="Times New Roman1" fo:font-size="12pt" fo:letter-spacing="normal" fo:font-style="normal" officeooo:rsid="0030ea2f" style:font-name-asian="Symbol" style:font-size-asian="12pt" style:font-style-asian="normal" style:font-name-complex="Times New Roman1" style:font-size-complex="12pt"/>
    </style:style>
    <style:style style:name="T18" style:family="text">
      <style:text-properties style:text-position="0% 100%" style:font-name="Times New Roman1" fo:font-size="12pt" fo:letter-spacing="normal" fo:font-style="normal" officeooo:rsid="002b871e" style:font-name-asian="Symbol" style:font-size-asian="12pt" style:font-style-asian="normal" style:font-name-complex="Times New Roman1" style:font-size-complex="12pt"/>
    </style:style>
    <style:style style:name="T19" style:family="text">
      <style:text-properties style:text-position="0% 100%" style:font-name="Times New Roman1" fo:font-size="12pt" fo:letter-spacing="normal" fo:font-style="normal" officeooo:rsid="003609f3" style:font-name-asian="Symbol" style:font-size-asian="12pt" style:font-style-asian="normal" style:font-name-complex="Times New Roman1" style:font-size-complex="12pt"/>
    </style:style>
    <style:style style:name="T20" style:family="text">
      <style:text-properties style:text-position="0% 100%" style:font-name="Times New Roman1" fo:font-size="12pt" fo:letter-spacing="normal" fo:font-style="normal" officeooo:rsid="0039bb7f" style:font-name-asian="Symbol" style:font-size-asian="12pt" style:font-style-asian="normal" style:font-name-complex="Times New Roman1" style:font-size-complex="12pt"/>
    </style:style>
    <style:style style:name="T21" style:family="text">
      <style:text-properties style:text-position="0% 100%" style:font-name="Times New Roman1" fo:font-size="12pt" fo:letter-spacing="normal" fo:font-style="normal" officeooo:rsid="0036f7ad" style:font-name-asian="Symbol" style:font-size-asian="12pt" style:font-style-asian="normal" style:font-name-complex="Times New Roman1" style:font-size-complex="12pt"/>
    </style:style>
    <style:style style:name="T22" style:family="text">
      <style:text-properties style:text-position="0% 100%" style:font-name="Times New Roman1" fo:font-size="12pt" fo:letter-spacing="normal" fo:font-style="normal" officeooo:rsid="003e7091" style:font-name-asian="Symbol" style:font-size-asian="12pt" style:font-style-asian="normal" style:font-name-complex="Times New Roman1" style:font-size-complex="12pt"/>
    </style:style>
    <style:style style:name="T23" style:family="text">
      <style:text-properties style:text-position="0% 100%" style:font-name="Times New Roman1" fo:font-size="12pt" fo:letter-spacing="normal" fo:font-style="normal" officeooo:rsid="003627d9" style:font-name-asian="Symbol" style:font-size-asian="12pt" style:font-style-asian="normal" style:font-name-complex="Times New Roman1" style:font-size-complex="12pt"/>
    </style:style>
    <style:style style:name="T24" style:family="text">
      <style:text-properties style:text-position="0% 100%" style:font-name="Times New Roman1" fo:font-size="12pt" fo:letter-spacing="normal" fo:font-style="normal" officeooo:rsid="00414891" style:font-name-asian="Symbol" style:font-size-asian="12pt" style:font-style-asian="normal" style:font-name-complex="Times New Roman1" style:font-size-complex="12pt"/>
    </style:style>
    <style:style style:name="T25" style:family="text">
      <style:text-properties style:text-position="0% 100%" style:font-name="Times New Roman1" fo:font-size="12pt" fo:letter-spacing="normal" fo:font-style="normal" officeooo:rsid="003f4c9b" style:font-name-asian="Symbol" style:font-size-asian="12pt" style:font-style-asian="normal" style:font-name-complex="Times New Roman1" style:font-size-complex="12pt"/>
    </style:style>
    <style:style style:name="T26" style:family="text">
      <style:text-properties style:text-position="0% 100%" style:font-name="Times New Roman1" fo:font-size="12pt" fo:letter-spacing="normal" fo:font-style="normal" officeooo:rsid="003b6949" style:font-name-asian="Symbol" style:font-size-asian="12pt" style:font-style-asian="normal" style:font-name-complex="Times New Roman1" style:font-size-complex="12pt"/>
    </style:style>
    <style:style style:name="T27" style:family="text">
      <style:text-properties style:text-position="0% 100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 style:font-style-complex="normal"/>
    </style:style>
    <style:style style:name="T28" style:family="text">
      <style:text-properties style:text-position="0% 100%" style:font-name="Times New Roman1" fo:font-size="12pt" fo:letter-spacing="normal" fo:font-style="normal" officeooo:rsid="00388017" style:font-name-asian="Symbol" style:font-size-asian="12pt" style:font-style-asian="normal" style:font-name-complex="Times New Roman1" style:font-size-complex="12pt"/>
    </style:style>
    <style:style style:name="T29" style:family="text">
      <style:text-properties style:text-position="0% 100%" style:font-name="Times New Roman1" fo:font-size="12pt" fo:letter-spacing="normal" fo:font-style="normal" officeooo:rsid="003c7f3e" style:font-name-asian="Symbol" style:font-size-asian="12pt" style:font-style-asian="normal" style:font-name-complex="Times New Roman1" style:font-size-complex="12pt"/>
    </style:style>
    <style:style style:name="T30" style:family="text">
      <style:text-properties style:text-position="0% 100%" style:font-name="Times New Roman1" fo:font-size="12pt" fo:letter-spacing="normal" fo:font-style="normal" officeooo:rsid="003e1653" style:font-name-asian="Symbol" style:font-size-asian="12pt" style:font-style-asian="normal" style:font-name-complex="Times New Roman1" style:font-size-complex="12pt"/>
    </style:style>
    <style:style style:name="T31" style:family="text">
      <style:text-properties style:text-position="0% 100%" style:font-name="Times New Roman1" fo:font-size="12pt" fo:letter-spacing="normal" fo:font-style="normal" officeooo:rsid="001a98e3" style:font-name-asian="Symbol" style:font-size-asian="12pt" style:font-style-asian="normal" style:font-name-complex="Times New Roman1" style:font-size-complex="12pt"/>
    </style:style>
    <style:style style:name="T32" style:family="text">
      <style:text-properties style:text-position="0% 100%" style:font-name="Times New Roman1" fo:font-size="12pt" fo:letter-spacing="normal" fo:font-style="normal" officeooo:rsid="0043fdbe" style:font-name-asian="Symbol" style:font-size-asian="12pt" style:font-style-asian="normal" style:font-name-complex="Times New Roman1" style:font-size-complex="12pt"/>
    </style:style>
    <style:style style:name="T33" style:family="text">
      <style:text-properties style:text-position="0% 100%" style:font-name="Times New Roman1" fo:font-size="12pt" fo:letter-spacing="normal" fo:font-style="normal" officeooo:rsid="0043a078" style:font-name-asian="Symbol" style:font-size-asian="12pt" style:font-style-asian="normal" style:font-name-complex="Times New Roman1" style:font-size-complex="12pt"/>
    </style:style>
    <style:style style:name="T34" style:family="text">
      <style:text-properties style:text-position="0% 100%" style:font-name="Times New Roman1" fo:font-size="12pt" fo:letter-spacing="normal" fo:font-style="normal" officeooo:rsid="000d04ba" style:font-name-asian="Symbol" style:font-size-asian="12pt" style:font-style-asian="normal" style:font-name-complex="Times New Roman1" style:font-size-complex="12pt"/>
    </style:style>
    <style:style style:name="T35" style:family="text">
      <style:text-properties style:text-position="0% 100%" style:font-name="Times New Roman1" fo:font-size="12pt" fo:letter-spacing="normal" fo:font-style="normal" officeooo:rsid="000b7d91" style:font-name-asian="Symbol" style:font-size-asian="12pt" style:font-style-asian="normal" style:font-name-complex="Times New Roman1" style:font-size-complex="12pt"/>
    </style:style>
    <style:style style:name="T36" style:family="text">
      <style:text-properties style:text-position="0% 100%" style:font-name="Times New Roman1" fo:font-size="12pt" fo:letter-spacing="normal" fo:font-style="normal" officeooo:rsid="000b1a62" style:font-name-asian="Symbol" style:font-size-asian="12pt" style:font-style-asian="normal" style:font-name-complex="Times New Roman1" style:font-size-complex="12pt"/>
    </style:style>
    <style:style style:name="T37" style:family="text">
      <style:text-properties style:text-position="0% 100%" style:font-name="Times New Roman1" fo:font-size="12pt" fo:letter-spacing="normal" fo:font-style="normal" officeooo:rsid="0027f0bb" style:font-name-asian="Symbol" style:font-size-asian="12pt" style:font-style-asian="normal" style:font-name-complex="Times New Roman1" style:font-size-complex="12pt"/>
    </style:style>
    <style:style style:name="T38" style:family="text">
      <style:text-properties style:text-position="0% 100%" style:font-name="Times New Roman1" fo:font-size="12pt" fo:letter-spacing="normal" fo:font-style="normal" officeooo:rsid="00455328" style:font-name-asian="Symbol" style:font-size-asian="12pt" style:font-style-asian="normal" style:font-name-complex="Times New Roman1" style:font-size-complex="12pt"/>
    </style:style>
    <style:style style:name="T39" style:family="text">
      <style:text-properties style:text-position="0% 100%" style:font-name="Times New Roman1" fo:font-size="12pt" fo:letter-spacing="normal" fo:font-style="normal" officeooo:rsid="0043ab02" style:font-name-asian="Symbol" style:font-size-asian="12pt" style:font-style-asian="normal" style:font-name-complex="Times New Roman1" style:font-size-complex="12pt"/>
    </style:style>
    <style:style style:name="T40" style:family="text">
      <style:text-properties style:text-position="0% 100%" style:font-name="Times New Roman1" fo:font-size="12pt" fo:letter-spacing="normal" fo:font-style="normal" officeooo:rsid="00123d93" style:font-name-asian="Symbol" style:font-size-asian="12pt" style:font-style-asian="normal" style:font-name-complex="Times New Roman1" style:font-size-complex="12pt"/>
    </style:style>
    <style:style style:name="T41" style:family="text">
      <style:text-properties style:text-position="0% 100%" style:font-name="Times New Roman1" fo:font-size="12pt" fo:letter-spacing="normal" fo:font-style="normal" officeooo:rsid="000c3894" style:font-name-asian="Symbol" style:font-size-asian="12pt" style:font-style-asian="normal" style:font-name-complex="Times New Roman1" style:font-size-complex="12pt"/>
    </style:style>
    <style:style style:name="T42" style:family="text">
      <style:text-properties style:text-position="0% 100%" style:font-name="Times New Roman1" fo:font-size="12pt" fo:letter-spacing="normal" fo:font-style="normal" officeooo:rsid="0046fb6c" style:font-name-asian="Symbol" style:font-size-asian="12pt" style:font-style-asian="normal" style:font-name-complex="Times New Roman1" style:font-size-complex="12pt"/>
    </style:style>
    <style:style style:name="T43" style:family="text">
      <style:text-properties style:text-position="0% 100%" style:font-name="Times New Roman1" fo:font-size="12pt" fo:letter-spacing="normal" fo:font-style="normal" officeooo:rsid="000d8b81" style:font-name-asian="Symbol" style:font-size-asian="12pt" style:font-style-asian="normal" style:font-name-complex="Times New Roman1" style:font-size-complex="12pt"/>
    </style:style>
    <style:style style:name="T44" style:family="text">
      <style:text-properties style:text-position="0% 100%" style:font-name="Times New Roman1" fo:font-size="12pt" fo:letter-spacing="normal" fo:font-style="normal" officeooo:rsid="00138999" style:font-name-asian="Symbol" style:font-size-asian="12pt" style:font-style-asian="normal" style:font-name-complex="Times New Roman1" style:font-size-complex="12pt"/>
    </style:style>
    <style:style style:name="T45" style:family="text">
      <style:text-properties style:text-position="0% 100%" style:font-name="Times New Roman1" fo:font-size="12pt" fo:letter-spacing="normal" fo:font-style="normal" officeooo:rsid="0013b200" style:font-name-asian="Symbol" style:font-size-asian="12pt" style:font-style-asian="normal" style:font-name-complex="Times New Roman1" style:font-size-complex="12pt"/>
    </style:style>
    <style:style style:name="T46" style:family="text">
      <style:text-properties style:text-position="0% 100%" style:font-name="Times New Roman1" fo:font-size="12pt" fo:letter-spacing="normal" fo:font-style="normal" officeooo:rsid="0017c029" style:font-name-asian="Symbol" style:font-size-asian="12pt" style:font-style-asian="normal" style:font-name-complex="Times New Roman1" style:font-size-complex="12pt"/>
    </style:style>
    <style:style style:name="T47" style:family="text">
      <style:text-properties style:text-position="0% 100%" style:font-name="Times New Roman1" fo:font-size="12pt" fo:letter-spacing="normal" fo:font-style="normal" officeooo:rsid="0014f71f" style:font-name-asian="Symbol" style:font-size-asian="12pt" style:font-style-asian="normal" style:font-name-complex="Times New Roman1" style:font-size-complex="12pt"/>
    </style:style>
    <style:style style:name="T48" style:family="text">
      <style:text-properties style:text-position="0% 100%" style:font-name="Times New Roman1" fo:font-size="12pt" fo:letter-spacing="normal" fo:font-style="normal" officeooo:rsid="0008075d" style:font-name-asian="Ubuntu" style:font-size-asian="12pt" style:font-style-asian="normal" style:font-name-complex="Ubuntu" style:font-size-complex="12pt"/>
    </style:style>
    <style:style style:name="T49" style:family="text">
      <style:text-properties style:text-position="0% 100%" style:font-name="Times New Roman1" fo:font-size="12pt" fo:letter-spacing="normal" fo:font-style="normal" officeooo:rsid="001823a6" style:font-size-asian="12pt" style:font-style-asian="normal" style:font-name-complex="Times New Roman1" style:font-size-complex="12pt" style:font-style-complex="normal"/>
    </style:style>
    <style:style style:name="T50" style:family="text">
      <style:text-properties style:text-position="0% 100%" style:font-name="Times New Roman1" fo:font-size="12pt" fo:letter-spacing="normal" fo:font-style="normal" officeooo:rsid="002b871e" style:font-size-asian="12pt" style:font-style-asian="normal" style:font-name-complex="Times New Roman1" style:font-size-complex="12pt" style:font-style-complex="normal"/>
    </style:style>
    <style:style style:name="T51" style:family="text">
      <style:text-properties style:text-position="0% 100%" style:font-name="Times New Roman1" fo:font-size="12pt" fo:letter-spacing="normal" fo:font-style="normal" officeooo:rsid="003482b3" style:font-name-asian="Times New Roman1" style:font-size-asian="12pt" style:font-style-asian="normal" style:font-name-complex="Times New Roman1" style:font-size-complex="12pt" style:font-style-complex="normal"/>
    </style:style>
    <style:style style:name="T52" style:family="text">
      <style:text-properties style:text-position="0% 100%" style:font-name="Times New Roman1" fo:font-size="12pt" fo:letter-spacing="normal" fo:font-style="normal" officeooo:rsid="002b871e" style:font-name-asian="Symbola" style:font-size-asian="12pt" style:font-style-asian="normal" style:font-name-complex="Symbola" style:font-size-complex="12pt" style:font-style-complex="normal"/>
    </style:style>
    <style:style style:name="T53" style:family="text">
      <style:text-properties style:text-position="0% 100%" style:font-name="Times New Roman1" fo:font-size="12pt" fo:letter-spacing="normal" fo:font-style="normal" officeooo:rsid="0043ab02" style:font-name-asian="Symbola" style:font-size-asian="12pt" style:font-style-asian="normal" style:font-name-complex="Symbola" style:font-size-complex="12pt"/>
    </style:style>
    <style:style style:name="T54" style:family="text">
      <style:text-properties style:text-position="0% 100%" style:font-name="Times New Roman1" fo:font-size="12pt" fo:letter-spacing="normal" fo:font-style="italic" officeooo:rsid="001823a6" style:font-name-asian="Symbol" style:font-size-asian="12pt" style:font-style-asian="italic" style:font-name-complex="Times New Roman1" style:font-size-complex="12pt" style:font-style-complex="italic"/>
    </style:style>
    <style:style style:name="T55" style:family="text">
      <style:text-properties style:text-position="0% 100%" style:font-name="Times New Roman1" fo:font-size="12pt" fo:letter-spacing="normal" fo:font-style="italic" officeooo:rsid="000c3894" style:font-name-asian="Symbol" style:font-size-asian="12pt" style:font-style-asian="italic" style:font-name-complex="Times New Roman1" style:font-size-complex="12pt" style:font-style-complex="italic"/>
    </style:style>
    <style:style style:name="T56" style:family="text">
      <style:text-properties style:text-position="0% 100%" style:font-name="Times New Roman1" fo:font-size="12pt" fo:letter-spacing="normal" fo:font-style="italic" officeooo:rsid="003482b3" style:font-name-asian="Times New Roman1" style:font-size-asian="12pt" style:font-style-asian="italic" style:font-name-complex="Times New Roman1" style:font-size-complex="12pt" style:font-style-complex="italic"/>
    </style:style>
    <style:style style:name="T57" style:family="text">
      <style:text-properties style:text-position="0% 100%" style:font-name="Times New Roman1" fo:font-size="12pt" fo:letter-spacing="normal" fo:font-style="italic" officeooo:rsid="001823a6" style:font-name-asian="Times New Roman1" style:font-size-asian="12pt" style:font-style-asian="italic" style:font-name-complex="Times New Roman1" style:font-size-complex="12pt" style:font-style-complex="italic"/>
    </style:style>
    <style:style style:name="T58" style:family="text">
      <style:text-properties style:text-position="0% 100%" style:font-name="Times New Roman1" fo:font-size="12pt" fo:letter-spacing="normal" fo:font-style="italic" officeooo:rsid="001823a6" style:font-size-asian="12pt" style:font-style-asian="italic" style:font-name-complex="Times New Roman1" style:font-size-complex="12pt" style:font-style-complex="italic"/>
    </style:style>
    <style:style style:name="T59" style:family="text">
      <style:text-properties style:text-position="0% 100%" style:font-name="Times New Roman1" fo:font-size="12pt" fo:letter-spacing="normal" officeooo:rsid="002b871e" style:font-size-asian="12pt" style:font-name-complex="Times New Roman1" style:font-size-complex="12pt"/>
    </style:style>
    <style:style style:name="T60" style:family="text">
      <style:text-properties style:text-position="0% 100%" style:font-name="Times New Roman1" fo:font-size="12pt" fo:letter-spacing="normal" officeooo:rsid="000c3894" style:font-size-asian="12pt" style:font-name-complex="Times New Roman1" style:font-size-complex="12pt"/>
    </style:style>
    <style:style style:name="T61" style:family="text">
      <style:text-properties style:text-position="0% 100%" style:font-name="Times New Roman1" fo:font-size="12pt" fo:letter-spacing="normal" officeooo:rsid="001823a6" style:font-size-asian="12pt" style:font-name-complex="Times New Roman1" style:font-size-complex="12pt"/>
    </style:style>
    <style:style style:name="T62" style:family="text">
      <style:text-properties style:text-position="0% 100%" style:font-name="Times New Roman1" fo:font-size="12pt" fo:letter-spacing="normal" fo:language="uk" fo:country="UA" fo:font-style="normal" officeooo:rsid="000b11cd" style:font-name-asian="Symbol" style:font-size-asian="12pt" style:font-style-asian="normal" style:font-name-complex="Times New Roman1" style:font-size-complex="12pt"/>
    </style:style>
    <style:style style:name="T63" style:family="text">
      <style:text-properties style:text-position="0% 100%" style:font-name="Times New Roman1" fo:font-size="12pt" fo:letter-spacing="normal" fo:language="uk" fo:country="UA" fo:font-style="normal" officeooo:rsid="0017c029" style:font-name-asian="Symbol" style:font-size-asian="12pt" style:font-style-asian="normal" style:font-name-complex="Times New Roman1" style:font-size-complex="12pt"/>
    </style:style>
    <style:style style:name="T64" style:family="text">
      <style:text-properties style:text-position="0% 100%" fo:font-size="12pt" style:font-size-asian="12pt" style:font-name-complex="Times New Roman1" style:font-size-complex="12pt"/>
    </style:style>
    <style:style style:name="T65" style:family="text">
      <style:text-properties style:text-position="0% 100%" fo:font-size="12pt" officeooo:rsid="0002ba01" style:font-size-asian="12pt" style:font-name-complex="Times New Roman1" style:font-size-complex="12pt"/>
    </style:style>
    <style:style style:name="T66" style:family="text">
      <style:text-properties style:text-position="0% 100%" style:font-name="Times New Roman" fo:font-size="12pt" fo:letter-spacing="normal" fo:font-style="normal" officeooo:rsid="0043a078" style:font-name-asian="Times New Roman" style:font-size-asian="12pt" style:font-style-asian="normal" style:font-name-complex="Times New Roman" style:font-size-complex="12pt"/>
    </style:style>
    <style:style style:name="T67" style:family="text">
      <style:text-properties style:text-position="0% 100%" style:font-name="Times New Roman" fo:font-size="12pt" fo:letter-spacing="normal" fo:font-style="normal" officeooo:rsid="000c3894" style:font-name-asian="Times New Roman" style:font-size-asian="12pt" style:font-style-asian="normal" style:font-name-complex="Times New Roman" style:font-size-complex="12pt"/>
    </style:style>
    <style:style style:name="T68" style:family="text">
      <style:text-properties officeooo:rsid="000c911a"/>
    </style:style>
    <style:style style:name="T69" style:family="text">
      <style:text-properties style:font-name="Times New Roman1"/>
    </style:style>
    <style:style style:name="T70" style:family="text">
      <style:text-properties style:font-name="Times New Roman1" fo:font-size="12pt" style:font-size-asian="12pt" style:font-name-complex="Times New Roman1" style:font-size-complex="12pt"/>
    </style:style>
    <style:style style:name="T71" style:family="text">
      <style:text-properties style:font-name="Times New Roman1" fo:font-size="12pt" officeooo:rsid="002aa8d0" style:font-size-asian="12pt" style:font-name-complex="Times New Roman1" style:font-size-complex="12pt"/>
    </style:style>
    <style:style style:name="T72" style:family="text">
      <style:text-properties style:font-name="Times New Roman1" fo:font-size="12pt" officeooo:rsid="000d8b81" style:font-size-asian="12pt" style:font-name-complex="Times New Roman1" style:font-size-complex="12pt"/>
    </style:style>
    <style:style style:name="T73" style:family="text">
      <style:text-properties style:font-name="Times New Roman1" fo:font-size="12pt" style:font-size-asian="12pt" style:font-size-complex="12pt"/>
    </style:style>
    <style:style style:name="T74" style:family="text">
      <style:text-properties style:font-name="Times New Roman1" fo:font-size="12pt" officeooo:rsid="0014f71f" style:font-size-asian="12pt" style:font-size-complex="12pt"/>
    </style:style>
    <style:style style:name="T75" style:family="text">
      <style:text-properties style:font-name="Times New Roman1" fo:font-size="12pt" fo:font-style="italic" style:font-size-asian="12pt" style:font-style-asian="italic" style:font-name-complex="Times New Roman1" style:font-size-complex="12pt" style:font-style-complex="italic"/>
    </style:style>
    <style:style style:name="T76" style:family="text">
      <style:text-properties style:font-name="Times New Roman1" fo:font-size="12pt" fo:language="uk" fo:country="UA" officeooo:rsid="001823a6" style:font-size-asian="12pt" style:font-name-complex="Times New Roman1" style:font-size-complex="12pt"/>
    </style:style>
    <style:style style:name="T77" style:family="text">
      <style:text-properties style:font-name="Times New Roman1" fo:font-size="12pt" fo:language="uk" fo:country="UA" fo:font-style="italic" officeooo:rsid="001823a6" style:font-size-asian="12pt" style:font-style-asian="italic" style:font-name-complex="Times New Roman1" style:font-size-complex="12pt" style:font-style-complex="italic"/>
    </style:style>
    <style:style style:name="T78" style:family="text">
      <style:text-properties style:font-name="Times New Roman1" officeooo:rsid="000b11cd"/>
    </style:style>
    <style:style style:name="T79" style:family="text">
      <style:text-properties style:font-name="Times New Roman1" officeooo:rsid="00138999"/>
    </style:style>
    <style:style style:name="T80" style:family="text">
      <style:text-properties style:text-position="sub 58%" style:font-name="Times New Roman1" fo:font-size="12pt" fo:letter-spacing="normal" fo:font-style="normal" officeooo:rsid="000b11cd" style:font-name-asian="Symbol" style:font-size-asian="12pt" style:font-style-asian="normal" style:font-name-complex="Times New Roman1" style:font-size-complex="12pt"/>
    </style:style>
    <style:style style:name="T81" style:family="text">
      <style:text-properties style:text-position="sub 58%" style:font-name="Times New Roman1" fo:font-size="12pt" fo:letter-spacing="normal" fo:font-style="normal" officeooo:rsid="000302b6" style:font-name-asian="Symbol" style:font-size-asian="12pt" style:font-style-asian="normal" style:font-name-complex="Times New Roman1" style:font-size-complex="12pt"/>
    </style:style>
    <style:style style:name="T82" style:family="text">
      <style:text-properties style:text-position="sub 58%" style:font-name="Times New Roman1" fo:font-size="12pt" fo:letter-spacing="normal" fo:font-style="normal" officeooo:rsid="002216fd" style:font-name-asian="Symbol" style:font-size-asian="12pt" style:font-style-asian="normal" style:font-name-complex="Times New Roman1" style:font-size-complex="12pt"/>
    </style:style>
    <style:style style:name="T83" style:family="text">
      <style:text-properties style:text-position="sub 58%" style:font-name="Times New Roman1" fo:font-size="12pt" fo:letter-spacing="normal" fo:font-style="normal" officeooo:rsid="00244f71" style:font-name-asian="Symbol" style:font-size-asian="12pt" style:font-style-asian="normal" style:font-name-complex="Times New Roman1" style:font-size-complex="12pt"/>
    </style:style>
    <style:style style:name="T84" style:family="text">
      <style:text-properties style:text-position="sub 58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/>
    </style:style>
    <style:style style:name="T85" style:family="text">
      <style:text-properties style:text-position="sub 58%" style:font-name="Times New Roman1" fo:font-size="12pt" fo:letter-spacing="normal" fo:font-style="normal" officeooo:rsid="0043a078" style:font-name-asian="Symbol" style:font-size-asian="12pt" style:font-style-asian="normal" style:font-name-complex="Times New Roman1" style:font-size-complex="12pt"/>
    </style:style>
    <style:style style:name="T86" style:family="text">
      <style:text-properties style:text-position="sub 58%" style:font-name="Times New Roman1" fo:font-size="12pt" fo:letter-spacing="normal" fo:font-style="normal" officeooo:rsid="001823a6" style:font-size-asian="12pt" style:font-style-asian="normal" style:font-name-complex="Times New Roman1" style:font-size-complex="12pt" style:font-style-complex="normal"/>
    </style:style>
    <style:style style:name="T87" style:family="text">
      <style:text-properties style:text-position="sub 58%" fo:font-size="12pt" style:font-size-asian="12pt" style:font-name-complex="Times New Roman1" style:font-size-complex="12pt"/>
    </style:style>
    <style:style style:name="T88" style:family="text">
      <style:text-properties style:text-position="sub 58%" fo:font-size="12pt" officeooo:rsid="0002ba01" style:font-size-asian="12pt" style:font-name-complex="Times New Roman1" style:font-size-complex="12pt"/>
    </style:style>
    <style:style style:name="T89" style:family="text">
      <style:text-properties style:text-position="sub 58%" fo:font-size="12pt" officeooo:rsid="0019391b" style:font-size-asian="12pt" style:font-name-complex="Times New Roman1" style:font-size-complex="12pt"/>
    </style:style>
    <style:style style:name="T90" style:family="text">
      <style:text-properties style:text-position="super 58%" style:font-name="Times New Roman1" fo:font-size="12pt" fo:letter-spacing="normal" fo:font-style="normal" officeooo:rsid="0012ae43" style:font-name-asian="Symbol" style:font-size-asian="12pt" style:font-style-asian="normal" style:font-name-complex="Times New Roman1" style:font-size-complex="12pt"/>
    </style:style>
    <style:style style:name="T91" style:family="text">
      <style:text-properties style:text-position="super 58%" style:font-name="Times New Roman1" fo:font-size="12pt" fo:letter-spacing="normal" fo:font-style="normal" officeooo:rsid="002216fd" style:font-name-asian="Symbol" style:font-size-asian="12pt" style:font-style-asian="normal" style:font-name-complex="Times New Roman1" style:font-size-complex="12pt"/>
    </style:style>
    <style:style style:name="T92" style:family="text">
      <style:text-properties style:text-position="super 58%" style:font-name="Times New Roman1" fo:font-size="12pt" fo:letter-spacing="normal" fo:font-style="normal" officeooo:rsid="0035bbe5" style:font-name-asian="Symbol" style:font-size-asian="12pt" style:font-style-asian="normal" style:font-name-complex="Times New Roman1" style:font-size-complex="12pt"/>
    </style:style>
    <style:style style:name="T93" style:family="text">
      <style:text-properties style:text-position="super 58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/>
    </style:style>
    <style:style style:name="T94" style:family="text">
      <style:text-properties style:text-position="super 58%" style:font-name="Times New Roman1" fo:font-size="12pt" fo:letter-spacing="normal" fo:font-style="normal" officeooo:rsid="000c3894" style:font-name-asian="Symbol" style:font-size-asian="12pt" style:font-style-asian="normal" style:font-name-complex="Times New Roman1" style:font-size-complex="12pt"/>
    </style:style>
    <style:style style:name="T95" style:family="text">
      <style:text-properties style:text-position="super 58%" style:font-name="Times New Roman1" fo:font-size="12pt" fo:letter-spacing="normal" fo:font-style="normal" officeooo:rsid="001823a6" style:font-size-asian="12pt" style:font-style-asian="normal" style:font-name-complex="Times New Roman1" style:font-size-complex="12pt" style:font-style-complex="normal"/>
    </style:style>
    <style:style style:name="T96" style:family="text">
      <style:text-properties style:text-position="super 58%" style:font-name="Times New Roman1" fo:font-size="12pt" style:font-size-asian="12pt" style:font-name-complex="Times New Roman1" style:font-size-complex="12pt"/>
    </style:style>
    <style:style style:name="T97" style:family="text">
      <style:text-properties style:text-position="super 58%" fo:font-size="12pt" style:font-size-asian="12pt" style:font-name-complex="Times New Roman1" style:font-size-complex="12pt"/>
    </style:style>
    <style:style style:name="T98" style:family="text">
      <style:text-properties officeooo:rsid="000f3f0e"/>
    </style:style>
    <style:style style:name="T99" style:family="text">
      <style:text-properties fo:font-size="12pt" style:font-size-asian="12pt" style:font-name-complex="Times New Roman1" style:font-size-complex="12pt"/>
    </style:style>
    <style:style style:name="T100" style:family="text">
      <style:text-properties fo:font-size="12pt" officeooo:rsid="0028aedd" style:font-size-asian="12pt" style:font-name-complex="Times New Roman1" style:font-size-complex="12pt"/>
    </style:style>
    <style:style style:name="T101" style:family="text">
      <style:text-properties fo:font-size="12pt" officeooo:rsid="000d8b81" style:font-size-asian="12pt" style:font-name-complex="Times New Roman1" style:font-size-complex="12pt"/>
    </style:style>
    <style:style style:name="T102" style:family="text">
      <style:text-properties fo:language="uk" fo:country="UA" officeooo:rsid="001823a6"/>
    </style:style>
    <style:style style:name="T103" style:family="text">
      <style:text-properties fo:language="uk" fo:country="UA" officeooo:rsid="002bdf2f"/>
    </style:style>
    <style:style style:name="T104" style:family="text">
      <style:text-properties fo:language="uk" fo:country="UA" officeooo:rsid="000d8b81"/>
    </style:style>
    <style:style style:name="T105" style:family="text">
      <style:text-properties fo:font-variant="normal" fo:text-transform="none" fo:color="#000000" style:text-position="0% 100%" style:font-name="Times New Roman1" fo:font-size="12pt" fo:letter-spacing="normal" fo:language="uk" fo:country="UA" fo:font-style="normal" officeooo:rsid="0017c029" fo:background-color="#ffffff" loext:char-shading-value="0" style:font-name-asian="Symbol" style:font-size-asian="12pt" style:language-asian="ja" style:country-asian="JP" style:font-style-asian="normal" style:font-name-complex="Times New Roman1" style:font-size-complex="12pt" style:font-style-complex="normal" style:text-scale="100%"/>
    </style:style>
    <style:style style:name="T106" style:family="text">
      <style:text-properties officeooo:rsid="0014f7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78">Варіант №</text:span><text:span text:style-name="T79">64</text:span></text:p>
      <text:p text:style-name="P13"><text:span text:style-name="Основной_20_текст4"><text:span text:style-name="T19">Застереження. </text:span></text:span></text:p>
      <text:p text:style-name="P13"><text:span text:style-name="Основной_20_текст4"><text:span text:style-name="T20">І. </text:span></text:span><text:span text:style-name="Основной_20_текст4"><text:span text:style-name="T19">Кожна задача оцінюється (в сторону збільшення або зменшення оцінки) у відповідності з наступними критеріями: 1) правильність рішення; 2) повнота </text:span></text:span><text:span text:style-name="Основной_20_текст4"><text:span text:style-name="T21">(кожен крок рішення у нетривіальних випадках повинен бути пояснений, </text:span></text:span><text:span text:style-name="Основной_20_текст4"><text:span text:style-name="T22">насамперед – у задачах №6-№16</text:span></text:span><text:span text:style-name="Основной_20_текст4"><text:span text:style-name="T21">)</text:span></text:span><text:span text:style-name="Основной_20_текст4"><text:span text:style-name="T19"> і чіткість </text:span></text:span><text:span text:style-name="Основной_20_текст4"><text:span text:style-name="T23">міркувань; 3) оригінальність рішення (</text:span></text:span><text:span text:style-name="Основной_20_текст4"><text:span text:style-name="T24">зокрема,</text:span></text:span><text:span text:style-name="Основной_20_текст4"><text:span text:style-name="T23"> по відношенню до робіт </text:span></text:span><text:span text:style-name="Основной_20_текст4"><text:span text:style-name="T25">своїх колег</text:span></text:span><text:span text:style-name="Основной_20_текст4"><text:span text:style-name="T23">); 4) акуратність роботи </text:span></text:span><text:span text:style-name="Основной_20_текст4"><text:span text:style-name="T21">(</text:span></text:span><text:span text:style-name="Основной_20_текст4"><text:span text:style-name="T23">текст роботи повинен бути придатним для перевірки, тобто написаним достатньо каліграфічним (зрозумілим) почерком </text:span></text:span><text:span text:style-name="Основной_20_текст4"><text:span text:style-name="T21">(якщо писати каліграфічно не можете – пишіть друкованими символами</text:span></text:span><text:span text:style-name="Основной_20_текст4"><text:span text:style-name="T23">), </text:span></text:span><text:span text:style-name="Основной_20_текст4"><text:span text:style-name="T21">без незрозумілих скорочень).</text:span></text:span></text:p>
      <text:p text:style-name="P23"><text:span text:style-name="Основной_20_текст4"><text:span text:style-name="T20">ІІ. МКР триває 1 год. 30 хв. Протягом 5 (п’яти) хвилин після закінчення МКР (або раніше) <text:s/>роботи повинні бути відправлені мені на пошту </text:span></text:span><text:span text:style-name="Основной_20_текст4"><text:span text:style-name="T26">(за запізнення оцінка зменшується у залежності від </text:span></text:span><text:span text:style-name="Основной_20_текст4"><text:span text:style-name="T31">величини </text:span></text:span><text:span text:style-name="Основной_20_текст4"><text:span text:style-name="T26">часу запізнення)</text:span></text:span><text:span text:style-name="Основной_20_текст4"><text:span text:style-name="T20">. </text:span></text:span><text:span text:style-name="Основной_20_текст4"><text:span text:style-name="T26">Аркуші паперу з відповідями повинні бути пронумеровані. На першому аркуші вказується також прізвище, номер групи </text:span></text:span><text:span text:style-name="Основной_20_текст4"><text:span text:style-name="T31">і номер варіанту</text:span></text:span><text:span text:style-name="Основной_20_текст4"><text:span text:style-name="T26">.</text:span></text:span></text:p>
      <text:p text:style-name="P23"><text:span text:style-name="Основной_20_текст4"><text:span text:style-name="T8"/></text:span></text:p>
      <text:p text:style-name="P2"><text:span text:style-name="T69">1. </text:span><text:span text:style-name="Основной_20_текст4"><text:span text:style-name="T1">Побудувати автомат Мілі, еквівалентний заданому автомату Мура:</text:span></text:span></text:p>
      <text:p text:style-name="P2"><text:span text:style-name="Основной_20_текст4"><text:span text:style-name="T1"/></text:span></text:p>
      <table:table table:name="Таблиця3" table:style-name="Таблиця3">
        <table:table-column table:style-name="Таблиця3.A" table:number-columns-repeated="4"/>
        <table:table-column table:style-name="Таблиця3.E"/>
        <table:table-row table:style-name="Таблиця3.1">
          <table:table-cell table:style-name="Таблиця3.A1" office:value-type="string">
            <text:p text:style-name="P24"/>
          </table:table-cell>
          <table:table-cell table:style-name="Таблиця3.A1" office:value-type="string">
            <text:p text:style-name="P25">2</text:p>
          </table:table-cell>
          <table:table-cell table:style-name="Таблиця3.A1" office:value-type="string">
            <text:p text:style-name="P26">1</text:p>
          </table:table-cell>
          <table:table-cell table:style-name="Таблиця3.A1" office:value-type="string">
            <text:p text:style-name="P25">1</text:p>
          </table:table-cell>
          <table:table-cell table:style-name="Таблиця3.E1" office:value-type="string">
            <text:p text:style-name="P26">2</text:p>
          </table:table-cell>
        </table:table-row>
        <table:table-row table:style-name="Таблиця3.1">
          <table:table-cell table:style-name="Таблиця3.A2" office:value-type="string">
            <text:p text:style-name="P27"><text:span text:style-name="T68">δ</text:span>/<text:span text:style-name="T98">μ</text:span></text:p>
          </table:table-cell>
          <table:table-cell table:style-name="Таблиця3.A2" office:value-type="string">
            <text:p text:style-name="P29"><text:span text:style-name="T99">a</text:span><text:span text:style-name="T87">1</text:span></text:p>
          </table:table-cell>
          <table:table-cell table:style-name="Таблиця3.A2" office:value-type="string">
            <text:p text:style-name="P29"><text:span text:style-name="T99">a</text:span><text:span text:style-name="T87">2</text:span></text:p>
          </table:table-cell>
          <table:table-cell table:style-name="Таблиця3.A2" office:value-type="string">
            <text:p text:style-name="P29"><text:span text:style-name="T99">a</text:span><text:span text:style-name="T87">3</text:span></text:p>
          </table:table-cell>
          <table:table-cell table:style-name="Таблиця3.E2" office:value-type="string">
            <text:p text:style-name="P29"><text:span text:style-name="T99">a</text:span><text:span text:style-name="T87">4</text:span></text:p>
          </table:table-cell>
        </table:table-row>
        <table:table-row table:style-name="Таблиця3.1">
          <table:table-cell table:style-name="Таблиця3.A2" office:value-type="string">
            <text:p text:style-name="P29"><text:span text:style-name="T64">x</text:span><text:span text:style-name="T87">1</text:span></text:p>
          </table:table-cell>
          <table:table-cell table:style-name="Таблиця3.A2" office:value-type="string">
            <text:p text:style-name="P29"><text:span text:style-name="T64">a</text:span><text:span text:style-name="T88">2</text:span></text:p>
          </table:table-cell>
          <table:table-cell table:style-name="Таблиця3.A2" office:value-type="string">
            <text:p text:style-name="P29"><text:span text:style-name="T64">a</text:span><text:span text:style-name="T89">4</text:span></text:p>
          </table:table-cell>
          <table:table-cell table:style-name="Таблиця3.A2" office:value-type="string">
            <text:p text:style-name="P29"><text:span text:style-name="T64">a</text:span><text:span text:style-name="T87">4</text:span></text:p>
          </table:table-cell>
          <table:table-cell table:style-name="Таблиця3.E2" office:value-type="string">
            <text:p text:style-name="P29"><text:span text:style-name="T64">a</text:span><text:span text:style-name="T87">3</text:span></text:p>
          </table:table-cell>
        </table:table-row>
        <table:table-row table:style-name="Таблиця3.1">
          <table:table-cell table:style-name="Таблиця3.A2" office:value-type="string">
            <text:p text:style-name="P29"><text:span text:style-name="T64">x</text:span><text:span text:style-name="T87">2</text:span></text:p>
          </table:table-cell>
          <table:table-cell table:style-name="Таблиця3.A2" office:value-type="string">
            <text:p text:style-name="P29"><text:span text:style-name="T64">a</text:span><text:span text:style-name="T87">4</text:span></text:p>
          </table:table-cell>
          <table:table-cell table:style-name="Таблиця3.A2" office:value-type="string">
            <text:p text:style-name="P29"><text:span text:style-name="T64">a</text:span><text:span text:style-name="T89">2</text:span></text:p>
          </table:table-cell>
          <table:table-cell table:style-name="Таблиця3.A2" office:value-type="string">
            <text:p text:style-name="P29"><text:span text:style-name="T64">a</text:span><text:span text:style-name="T87">2</text:span></text:p>
          </table:table-cell>
          <table:table-cell table:style-name="Таблиця3.E2" office:value-type="string">
            <text:p text:style-name="P29"><text:span text:style-name="T64">a</text:span><text:span text:style-name="T87">1</text:span></text:p>
          </table:table-cell>
        </table:table-row>
      </table:table>
      <text:p text:style-name="P4"/>
      <text:p text:style-name="P2"><text:span text:style-name="Основной_20_текст4"><text:span text:style-name="T2">2. Побудувати автомат Мура, еквівалентний заданому автомату Мілі:</text:span></text:span></text:p>
      <text:p text:style-name="P2"><text:span text:style-name="Основной_20_текст4"><text:span text:style-name="T2"/></text:span>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A"/>
        <table:table-column table:style-name="Таблиця2.D"/>
        <table:table-row table:style-name="Таблиця2.1">
          <table:table-cell table:style-name="Таблиця2.A1" office:value-type="string">
            <text:p text:style-name="P27"><text:span text:style-name="T68">δ</text:span>/<text:span text:style-name="T68">λ</text:span></text:p>
          </table:table-cell>
          <table:table-cell table:style-name="Таблиця2.A1" office:value-type="string">
            <text:p text:style-name="P29"><text:span text:style-name="T99">a</text:span><text:span text:style-name="T87">1</text:span></text:p>
          </table:table-cell>
          <table:table-cell table:style-name="Таблиця2.A1" office:value-type="string">
            <text:p text:style-name="P29"><text:span text:style-name="T99">a</text:span><text:span text:style-name="T87">2</text:span></text:p>
          </table:table-cell>
          <table:table-cell table:style-name="Таблиця2.D1" office:value-type="string">
            <text:p text:style-name="P29"><text:span text:style-name="T99">a</text:span><text:span text:style-name="T87">3</text:span></text:p>
          </table:table-cell>
        </table:table-row>
        <table:table-row table:style-name="Таблиця2.1">
          <table:table-cell table:style-name="Таблиця2.A2" office:value-type="string">
            <text:p text:style-name="P29"><text:span text:style-name="T64">x</text:span><text:span text:style-name="T87">1</text:span></text:p>
          </table:table-cell>
          <table:table-cell table:style-name="Таблиця2.A2" office:value-type="string">
            <text:p text:style-name="P29"><text:span text:style-name="T64">a</text:span><text:span text:style-name="T88">3</text:span><text:span text:style-name="T64">/</text:span><text:span text:style-name="T65">2</text:span></text:p>
          </table:table-cell>
          <table:table-cell table:style-name="Таблиця2.A2" office:value-type="string">
            <text:p text:style-name="P29"><text:span text:style-name="T64">a</text:span><text:span text:style-name="T87">2</text:span><text:span text:style-name="T64">/2</text:span></text:p>
          </table:table-cell>
          <table:table-cell table:style-name="Таблиця2.D2" office:value-type="string">
            <text:p text:style-name="P29"><text:span text:style-name="T64">a</text:span><text:span text:style-name="T87">1</text:span><text:span text:style-name="T64">/1</text:span></text:p>
          </table:table-cell>
        </table:table-row>
        <table:table-row table:style-name="Таблиця2.1">
          <table:table-cell table:style-name="Таблиця2.A2" office:value-type="string">
            <text:p text:style-name="P29"><text:span text:style-name="T64">x</text:span><text:span text:style-name="T87">2</text:span></text:p>
          </table:table-cell>
          <table:table-cell table:style-name="Таблиця2.A2" office:value-type="string">
            <text:p text:style-name="P29"><text:span text:style-name="T64">a</text:span><text:span text:style-name="T87">1</text:span><text:span text:style-name="T64">/2</text:span></text:p>
          </table:table-cell>
          <table:table-cell table:style-name="Таблиця2.A2" office:value-type="string">
            <text:p text:style-name="P29"><text:span text:style-name="T64">a</text:span><text:span text:style-name="T87">3</text:span><text:span text:style-name="T64">/1</text:span></text:p>
          </table:table-cell>
          <table:table-cell table:style-name="Таблиця2.D2" office:value-type="string">
            <text:p text:style-name="P29"><text:span text:style-name="T64">a</text:span><text:span text:style-name="T88">2</text:span><text:span text:style-name="T64">/1</text:span></text:p>
          </table:table-cell>
        </table:table-row>
      </table:table>
      <text:p text:style-name="P2"><text:span text:style-name="Основной_20_текст4"><text:span text:style-name="T2"/></text:span></text:p>
      <text:p text:style-name="P1"><text:span text:style-name="Основной_20_текст4"><text:span text:style-name="T2">3. </text:span></text:span><text:span text:style-name="Основной_20_текст4"><text:span text:style-name="T1">Знайти мінімальний автомат для скінченного автомата А, заданого суміщеною таблицею переходів/виходів:</text:span></text:span></text:p>
      <text:p text:style-name="P2"><text:span text:style-name="Основной_20_текст4"><text:span text:style-name="T1"/>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A"/>
        <table:table-column table:style-name="Таблиця1.F"/>
        <table:table-column table:style-name="Таблиця1.G"/>
        <table:table-column table:style-name="Таблиця1.F"/>
        <table:table-row table:style-name="Таблиця1.1">
          <table:table-cell table:style-name="Таблиця1.A1" office:value-type="string">
            <text:p text:style-name="P27"><text:span text:style-name="T68">δ</text:span>/<text:span text:style-name="T68">λ</text:span></text:p>
          </table:table-cell>
          <table:table-cell table:style-name="Таблиця1.A1" office:value-type="string">
            <text:p text:style-name="P29"><text:span text:style-name="T99">a</text:span><text:span text:style-name="T87">1</text:span></text:p>
          </table:table-cell>
          <table:table-cell table:style-name="Таблиця1.A1" office:value-type="string">
            <text:p text:style-name="P29"><text:span text:style-name="T99">a</text:span><text:span text:style-name="T87">2</text:span></text:p>
          </table:table-cell>
          <table:table-cell table:style-name="Таблиця1.A1" office:value-type="string">
            <text:p text:style-name="P29"><text:span text:style-name="T99">a</text:span><text:span text:style-name="T87">3</text:span></text:p>
          </table:table-cell>
          <table:table-cell table:style-name="Таблиця1.A1" office:value-type="string">
            <text:p text:style-name="P29"><text:span text:style-name="T99">a</text:span><text:span text:style-name="T87">4</text:span></text:p>
          </table:table-cell>
          <table:table-cell table:style-name="Таблиця1.A1" office:value-type="string">
            <text:p text:style-name="P29"><text:span text:style-name="T99">a</text:span><text:span text:style-name="T87">5</text:span></text:p>
          </table:table-cell>
          <table:table-cell table:style-name="Таблиця1.A1" office:value-type="string">
            <text:p text:style-name="P29"><text:span text:style-name="T99">a</text:span><text:span text:style-name="T88">6</text:span></text:p>
          </table:table-cell>
          <table:table-cell table:style-name="Таблиця1.H1" office:value-type="string">
            <text:p text:style-name="P29"><text:span text:style-name="T99">a</text:span><text:span text:style-name="T87">7</text:span></text:p>
          </table:table-cell>
        </table:table-row>
        <table:table-row table:style-name="Таблиця1.1">
          <table:table-cell table:style-name="Таблиця1.A2" office:value-type="string">
            <text:p text:style-name="P29"><text:span text:style-name="T64">x</text:span><text:span text:style-name="T87">1</text:span></text:p>
          </table:table-cell>
          <table:table-cell table:style-name="Таблиця1.A2" office:value-type="string">
            <text:p text:style-name="P29"><text:span text:style-name="T64">a</text:span><text:span text:style-name="T87">2</text:span><text:span text:style-name="T64">/1</text:span></text:p>
          </table:table-cell>
          <table:table-cell table:style-name="Таблиця1.A2" office:value-type="string">
            <text:p text:style-name="P29"><text:span text:style-name="T64">a</text:span><text:span text:style-name="T87">3</text:span><text:span text:style-name="T64">/1</text:span></text:p>
          </table:table-cell>
          <table:table-cell table:style-name="Таблиця1.A2" office:value-type="string">
            <text:p text:style-name="P29"><text:span text:style-name="T64">a</text:span><text:span text:style-name="T88">4</text:span><text:span text:style-name="T64">/1</text:span></text:p>
          </table:table-cell>
          <table:table-cell table:style-name="Таблиця1.A2" office:value-type="string">
            <text:p text:style-name="P29"><text:span text:style-name="T64">a</text:span><text:span text:style-name="T87">3</text:span><text:span text:style-name="T64">/1</text:span></text:p>
          </table:table-cell>
          <table:table-cell table:style-name="Таблиця1.A2" office:value-type="string">
            <text:p text:style-name="P29"><text:span text:style-name="T64">a</text:span><text:span text:style-name="T87">3</text:span><text:span text:style-name="T64">/1</text:span></text:p>
          </table:table-cell>
          <table:table-cell table:style-name="Таблиця1.A2" office:value-type="string">
            <text:p text:style-name="P29"><text:span text:style-name="T64">a</text:span><text:span text:style-name="T87">6</text:span><text:span text:style-name="T64">/1</text:span></text:p>
          </table:table-cell>
          <table:table-cell table:style-name="Таблиця1.H2" office:value-type="string">
            <text:p text:style-name="P29"><text:span text:style-name="T64">a</text:span><text:span text:style-name="T87">3</text:span><text:span text:style-name="T64">/1</text:span></text:p>
          </table:table-cell>
        </table:table-row>
        <table:table-row table:style-name="Таблиця1.1">
          <table:table-cell table:style-name="Таблиця1.A2" office:value-type="string">
            <text:p text:style-name="P29"><text:span text:style-name="T64">x</text:span><text:span text:style-name="T87">2</text:span></text:p>
          </table:table-cell>
          <table:table-cell table:style-name="Таблиця1.A2" office:value-type="string">
            <text:p text:style-name="P29"><text:span text:style-name="T64">a</text:span><text:span text:style-name="T87">1</text:span><text:span text:style-name="T64">/2</text:span></text:p>
          </table:table-cell>
          <table:table-cell table:style-name="Таблиця1.A2" office:value-type="string">
            <text:p text:style-name="P29"><text:span text:style-name="T64">a</text:span><text:span text:style-name="T87">5</text:span><text:span text:style-name="T64">/2</text:span></text:p>
          </table:table-cell>
          <table:table-cell table:style-name="Таблиця1.A2" office:value-type="string">
            <text:p text:style-name="P29"><text:span text:style-name="T64">a</text:span><text:span text:style-name="T88">6</text:span><text:span text:style-name="T64">/2</text:span></text:p>
          </table:table-cell>
          <table:table-cell table:style-name="Таблиця1.A2" office:value-type="string">
            <text:p text:style-name="P29"><text:span text:style-name="T64">a</text:span><text:span text:style-name="T87">7</text:span><text:span text:style-name="T64">/2</text:span></text:p>
          </table:table-cell>
          <table:table-cell table:style-name="Таблиця1.A2" office:value-type="string">
            <text:p text:style-name="P29"><text:span text:style-name="T64">a</text:span><text:span text:style-name="T87">4</text:span><text:span text:style-name="T64">/2</text:span></text:p>
          </table:table-cell>
          <table:table-cell table:style-name="Таблиця1.A2" office:value-type="string">
            <text:p text:style-name="P29"><text:span text:style-name="T64">a</text:span><text:span text:style-name="T87">3</text:span><text:span text:style-name="T64">/2</text:span></text:p>
          </table:table-cell>
          <table:table-cell table:style-name="Таблиця1.H2" office:value-type="string">
            <text:p text:style-name="P29"><text:span text:style-name="T64">a</text:span><text:span text:style-name="T87">2</text:span><text:span text:style-name="T64">/2</text:span></text:p>
          </table:table-cell>
        </table:table-row>
        <table:table-row table:style-name="Таблиця1.1">
          <table:table-cell table:style-name="Таблиця1.A2" office:value-type="string">
            <text:p text:style-name="P29"><text:span text:style-name="T64">x</text:span><text:span text:style-name="T87">3</text:span></text:p>
          </table:table-cell>
          <table:table-cell table:style-name="Таблиця1.A2" office:value-type="string">
            <text:p text:style-name="P29"><text:span text:style-name="T64">a</text:span><text:span text:style-name="T87">7</text:span><text:span text:style-name="T64">/2</text:span></text:p>
          </table:table-cell>
          <table:table-cell table:style-name="Таблиця1.A2" office:value-type="string">
            <text:p text:style-name="P29"><text:span text:style-name="T64">a</text:span><text:span text:style-name="T87">4</text:span><text:span text:style-name="T64">/1</text:span></text:p>
          </table:table-cell>
          <table:table-cell table:style-name="Таблиця1.A2" office:value-type="string">
            <text:p text:style-name="P29"><text:span text:style-name="T64">a</text:span><text:span text:style-name="T88">5</text:span><text:span text:style-name="T64">/</text:span><text:span text:style-name="T65">2</text:span></text:p>
          </table:table-cell>
          <table:table-cell table:style-name="Таблиця1.A2" office:value-type="string">
            <text:p text:style-name="P29"><text:span text:style-name="T64">a</text:span><text:span text:style-name="T87">2</text:span><text:span text:style-name="T64">/1</text:span></text:p>
          </table:table-cell>
          <table:table-cell table:style-name="Таблиця1.A2" office:value-type="string">
            <text:p text:style-name="P29"><text:span text:style-name="T64">a</text:span><text:span text:style-name="T87">5</text:span><text:span text:style-name="T64">/1</text:span></text:p>
          </table:table-cell>
          <table:table-cell table:style-name="Таблиця1.A2" office:value-type="string">
            <text:p text:style-name="P29"><text:span text:style-name="T64">a</text:span><text:span text:style-name="T87">3</text:span><text:span text:style-name="T64">/1</text:span></text:p>
          </table:table-cell>
          <table:table-cell table:style-name="Таблиця1.H2" office:value-type="string">
            <text:p text:style-name="P29"><text:span text:style-name="T64">a</text:span><text:span text:style-name="T87">4</text:span><text:span text:style-name="T64">/1</text:span></text:p>
          </table:table-cell>
        </table:table-row>
      </table:table>
      <text:p text:style-name="P22"/>
      <text:p text:style-name="P9"><text:span text:style-name="Основной_20_текст4"><text:span text:style-name="T3">4. Побудувати скінченний автомат </text:span></text:span><text:span text:style-name="Основной_20_текст4"><text:span text:style-name="T4">(тобто побудувати і детермінізувати джерело)</text:span></text:span><text:span text:style-name="Основной_20_текст4"><text:span text:style-name="T3">, який зображує подію Р, задану регулярним виразом </text:span></text:span><text:span text:style-name="Основной_20_текст4"><text:span text:style-name="T5">(</text:span></text:span><text:span text:style-name="Основной_20_текст4"><text:span text:style-name="T3">(a∪</text:span></text:span><text:span text:style-name="Основной_20_текст4"><text:span text:style-name="T5">b</text:span></text:span><text:span text:style-name="Основной_20_текст4"><text:span text:style-name="T3">)</text:span></text:span><text:span text:style-name="Основной_20_текст4"><text:span text:style-name="T90">* </text:span></text:span><text:span text:style-name="Основной_20_текст4"><text:span text:style-name="T3">∪</text:span></text:span><text:span text:style-name="Основной_20_текст4"><text:span text:style-name="T90"> </text:span></text:span><text:span text:style-name="Основной_20_текст4"><text:span text:style-name="T3">ab</text:span></text:span><text:span text:style-name="Основной_20_текст4"><text:span text:style-name="T90">*</text:span></text:span><text:span text:style-name="Основной_20_текст4"><text:span text:style-name="T3">)</text:span></text:span><text:span text:style-name="Основной_20_текст4"><text:span text:style-name="T90">*</text:span></text:span><text:span text:style-name="Основной_20_текст4"><text:span text:style-name="T3">b</text:span></text:span><text:span text:style-name="Основной_20_текст4"><text:span text:style-name="T90">*</text:span></text:span><text:span text:style-name="Основной_20_текст4"><text:span text:style-name="T5">(</text:span></text:span><text:span text:style-name="Основной_20_текст4"><text:span text:style-name="T3">ba</text:span></text:span><text:span text:style-name="Основной_20_текст4"><text:span text:style-name="T90"> </text:span></text:span><text:span text:style-name="Основной_20_текст4"><text:span text:style-name="T3">∪</text:span></text:span><text:span text:style-name="Основной_20_текст4"><text:span text:style-name="T90"> </text:span></text:span><text:span text:style-name="Основной_20_текст4"><text:span text:style-name="T3">a</text:span></text:span><text:span text:style-name="Основной_20_текст4"><text:span text:style-name="T5">)</text:span></text:span><text:span text:style-name="Основной_20_текст4"><text:span text:style-name="T90">*</text:span></text:span><text:span text:style-name="Основной_20_текст4"><text:span text:style-name="T3">∪</text:span></text:span><text:span text:style-name="Основной_20_текст4"><text:span text:style-name="T90"> </text:span></text:span><text:span text:style-name="Основной_20_текст4"><text:span text:style-name="T3">a.</text:span></text:span></text:p>
      <text:p text:style-name="P8"><text:span text:style-name="Основной_20_текст4"><text:span text:style-name="T3"/></text:span></text:p>
      <text:p text:style-name="P10"><text:span text:style-name="Основной_20_текст4"><text:span text:style-name="T6">5. </text:span></text:span><text:span text:style-name="Основной_20_текст4"><text:span text:style-name="T3">З використанням алгоритму Мак-Нотона - Ямади побудувати регулярний вираз для події, зображеної в </text:span></text:span><text:span text:style-name="Основной_20_текст4"><text:span text:style-name="T7">наведеному нижче </text:span></text:span><text:span text:style-name="Основной_20_текст4"><text:span text:style-name="T3">автоматі-</text:span></text:span><text:span text:style-name="Основной_20_текст4"><text:span text:style-name="T10">розпізнавачі</text:span></text:span><text:span text:style-name="Основной_20_текст4"><text:span text:style-name="T3"> з </text:span></text:span><text:span text:style-name="Основной_20_текст4"><text:span text:style-name="T9">початковим станом </text:span></text:span><text:span text:style-name="Основной_20_текст4"><text:span text:style-name="T8">a</text:span></text:span><text:span text:style-name="Основной_20_текст4"><text:span text:style-name="T81">1</text:span></text:span><text:span text:style-name="Основной_20_текст4"><text:span text:style-name="T8"> </text:span></text:span><text:span text:style-name="Основной_20_текст4"><text:span text:style-name="T9">і </text:span></text:span><text:span text:style-name="Основной_20_текст4"><text:span text:style-name="T3">м</text:span></text:span><text:span text:style-name="Основной_20_текст4"><text:span text:style-name="T8">ножин</text:span></text:span><text:span text:style-name="Основной_20_текст4"><text:span text:style-name="T3">ою</text:span></text:span><text:span text:style-name="Основной_20_текст4"><text:span text:style-name="T8"> заключних станів F={a</text:span></text:span><text:span text:style-name="Основной_20_текст4"><text:span text:style-name="T80">2</text:span></text:span><text:span text:style-name="Основной_20_текст4"><text:span text:style-name="T8">, a</text:span></text:span><text:span text:style-name="Основной_20_текст4"><text:span text:style-name="T80">3</text:span></text:span><text:span text:style-name="Основной_20_текст4"><text:span text:style-name="T8">}</text:span></text:span><text:span text:style-name="Основной_20_текст4"><text:span text:style-name="T3">:</text:span></text:span></text:p>
      <text:p text:style-name="P22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A"/>
        <table:table-column table:style-name="Таблиця4.D"/>
        <table:table-row table:style-name="Таблиця4.1">
          <table:table-cell table:style-name="Таблиця4.A1" office:value-type="string">
            <text:p text:style-name="P28">δ</text:p>
          </table:table-cell>
          <table:table-cell table:style-name="Таблиця4.A1" office:value-type="string">
            <text:p text:style-name="P29"><text:span text:style-name="T99">a</text:span><text:span text:style-name="T87">1</text:span></text:p>
          </table:table-cell>
          <table:table-cell table:style-name="Таблиця4.A1" office:value-type="string">
            <text:p text:style-name="P29"><text:span text:style-name="T99">a</text:span><text:span text:style-name="T87">2</text:span></text:p>
          </table:table-cell>
          <table:table-cell table:style-name="Таблиця4.D1" office:value-type="string">
            <text:p text:style-name="P29"><text:span text:style-name="T99">a</text:span><text:span text:style-name="T87">3</text:span></text:p>
          </table:table-cell>
        </table:table-row>
        <table:table-row table:style-name="Таблиця4.1">
          <table:table-cell table:style-name="Таблиця4.A2" office:value-type="string">
            <text:p text:style-name="P29"><text:span text:style-name="T64">x</text:span><text:span text:style-name="T87">1</text:span></text:p>
          </table:table-cell>
          <table:table-cell table:style-name="Таблиця4.A2" office:value-type="string">
            <text:p text:style-name="P29"><text:span text:style-name="T64">a</text:span><text:span text:style-name="T87">2</text:span></text:p>
          </table:table-cell>
          <table:table-cell table:style-name="Таблиця4.A2" office:value-type="string">
            <text:p text:style-name="P29"><text:span text:style-name="T64">a</text:span><text:span text:style-name="T87">1</text:span></text:p>
          </table:table-cell>
          <table:table-cell table:style-name="Таблиця4.D2" office:value-type="string">
            <text:p text:style-name="P29"><text:span text:style-name="T64">a</text:span><text:span text:style-name="T87">3</text:span></text:p>
          </table:table-cell>
        </table:table-row>
        <table:table-row table:style-name="Таблиця4.1">
          <table:table-cell table:style-name="Таблиця4.A2" office:value-type="string">
            <text:p text:style-name="P29"><text:span text:style-name="T64">x</text:span><text:span text:style-name="T87">2</text:span></text:p>
          </table:table-cell>
          <table:table-cell table:style-name="Таблиця4.A2" office:value-type="string">
            <text:p text:style-name="P29"><text:span text:style-name="T64">a</text:span><text:span text:style-name="T87">3</text:span></text:p>
          </table:table-cell>
          <table:table-cell table:style-name="Таблиця4.A2" office:value-type="string">
            <text:p text:style-name="P29"><text:span text:style-name="T64">a</text:span><text:span text:style-name="T87">2</text:span></text:p>
          </table:table-cell>
          <table:table-cell table:style-name="Таблиця4.D2" office:value-type="string">
            <text:p text:style-name="P29"><text:span text:style-name="T64">a</text:span><text:span text:style-name="T87">2</text:span></text:p>
          </table:table-cell>
        </table:table-row>
      </table:table>
      <text:p text:style-name="P8"><text:soft-page-break/><text:span text:style-name="Основной_20_текст4"><text:span text:style-name="T3"/></text:span></text:p>
      <text:p text:style-name="P12"><text:span text:style-name="Основной_20_текст4"><text:span text:style-name="T11">6. </text:span></text:span><text:span text:style-name="Основной_20_текст4"><text:span text:style-name="T13">Нехай Х</text:span></text:span><text:span text:style-name="Основной_20_текст4"><text:span text:style-name="T92">*</text:span></text:span><text:span text:style-name="Основной_20_текст4"><text:span text:style-name="T13"> </text:span></text:span><text:span text:style-name="Основной_20_текст4"><text:span text:style-name="T11">– </text:span></text:span><text:span text:style-name="Основной_20_текст4"><text:span text:style-name="T14">множина всіх слів </text:span></text:span><text:span text:style-name="Основной_20_текст4"><text:span text:style-name="T15">у</text:span></text:span><text:span text:style-name="Основной_20_текст4"><text:span text:style-name="T14"> алфавіті Х. </text:span></text:span><text:span text:style-name="Основной_20_текст4"><text:span text:style-name="T11">Побудувати граф та таблиці переходів і виходів автомата А: {x</text:span></text:span><text:span text:style-name="Основной_20_текст4"><text:span text:style-name="T82">1</text:span></text:span><text:span text:style-name="Основной_20_текст4"><text:span text:style-name="T11">, x</text:span></text:span><text:span text:style-name="Основной_20_текст4"><text:span text:style-name="T82">2</text:span></text:span><text:span text:style-name="Основной_20_текст4"><text:span text:style-name="T11">, x</text:span></text:span><text:span text:style-name="Основной_20_текст4"><text:span text:style-name="T82">3</text:span></text:span><text:span text:style-name="Основной_20_текст4"><text:span text:style-name="T11">, x</text:span></text:span><text:span text:style-name="Основной_20_текст4"><text:span text:style-name="T82">4</text:span></text:span><text:span text:style-name="Основной_20_текст4"><text:span text:style-name="T11">}</text:span></text:span><text:span text:style-name="Основной_20_текст4"><text:span text:style-name="T91">*</text:span></text:span><text:span text:style-name="Основной_20_текст4"><text:span text:style-name="T48">→</text:span></text:span><text:span text:style-name="Основной_20_текст4"><text:span text:style-name="T11">{0, 1}</text:span></text:span><text:span text:style-name="Основной_20_текст4"><text:span text:style-name="T91">*</text:span></text:span><text:span text:style-name="Основной_20_текст4"><text:span text:style-name="T11">, що перевіряє відповідність лівих і правих дужок у вхідному слові, яке задає певний алгебраїчний вираз. На виході автомата А з'являється символ 1 лише тоді, коли має місце названа відповідність і 0 - в іншому випадку. Найбільша дозволена вкладеність дужок – 3. Вхідні символи автомата: x</text:span></text:span><text:span text:style-name="Основной_20_текст4"><text:span text:style-name="T83">1</text:span></text:span><text:span text:style-name="Основной_20_текст4"><text:span text:style-name="T11"> – символ, що позначає кінець виразу, x</text:span></text:span><text:span text:style-name="Основной_20_текст4"><text:span text:style-name="T83">2</text:span></text:span><text:span text:style-name="Основной_20_текст4"><text:span text:style-name="T11"> – права дужка, x</text:span></text:span><text:span text:style-name="Основной_20_текст4"><text:span text:style-name="T83">3</text:span></text:span><text:span text:style-name="Основной_20_текст4"><text:span text:style-name="T11"> – ліва дужка, x</text:span></text:span><text:span text:style-name="Основной_20_текст4"><text:span text:style-name="T83">4</text:span></text:span><text:span text:style-name="Основной_20_текст4"><text:span text:style-name="T11"> – будь-який символ, крім лівої і правої дужок та кінця виразу.</text:span></text:span></text:p>
      <text:p text:style-name="P11"><text:span text:style-name="Основной_20_текст4"><text:span text:style-name="T11"/></text:span></text:p>
      <text:p text:style-name="P14"><text:span text:style-name="Основной_20_текст4"><text:span text:style-name="T12">7. </text:span></text:span><text:span text:style-name="Основной_20_текст4"><text:span text:style-name="T32">Написати регулярний вираз, що задає подію </text:span></text:span><text:span text:style-name="Основной_20_текст4"><text:span text:style-name="T33">Р</text:span></text:span><text:span text:style-name="Основной_20_текст4"><text:span text:style-name="T66">∩</text:span></text:span><text:span text:style-name="Основной_20_текст4"><text:span text:style-name="T32">Q в алфавіті Х={0, 1}, де Р – подія, що складається лише з таких слів в алфавіті Х, </text:span></text:span><text:span text:style-name="Основной_20_текст4"><text:span text:style-name="T34">у </text:span></text:span><text:span text:style-name="Основной_20_текст4"><text:span text:style-name="T32">як</text:span></text:span><text:span text:style-name="Основной_20_текст4"><text:span text:style-name="T34">их </text:span></text:span><text:span text:style-name="Основной_20_текст4"><text:span text:style-name="T35">жодні дві</text:span></text:span><text:span text:style-name="Основной_20_текст4"><text:span text:style-name="T36"> </text:span></text:span><text:span text:style-name="Основной_20_текст4"><text:span text:style-name="T37">1 </text:span></text:span><text:span text:style-name="Основной_20_текст4"><text:span text:style-name="T35">чи жодні два 0 не стоять поруч</text:span></text:span><text:span text:style-name="Основной_20_текст4"><text:span text:style-name="T32">, а Q – </text:span></text:span><text:span text:style-name="Основной_20_текст4"><text:span text:style-name="T38">це множина всіх слів у</text:span></text:span><text:span text:style-name="Основной_20_текст4"><text:span text:style-name="T32"> алфавіті Х, </text:span></text:span><text:span text:style-name="Основной_20_текст4"><text:span text:style-name="T38">які починаються з </text:span></text:span><text:span text:style-name="Основной_20_текст4"><text:span text:style-name="T35">1</text:span></text:span><text:span text:style-name="Основной_20_текст4"><text:span text:style-name="T38">.</text:span></text:span></text:p>
      <text:p text:style-name="P14"><text:span text:style-name="Основной_20_текст4"><text:span text:style-name="T12"/></text:span></text:p>
      <text:p text:style-name="P15"><text:span text:style-name="Основной_20_текст4"><text:span text:style-name="T40">8</text:span></text:span><text:span text:style-name="Основной_20_текст4"><text:span text:style-name="T33">. Сформулювати алгоритм (послідовність кроків) синтезу скінченного автомату, що зображує подію Р</text:span></text:span><text:span text:style-name="Основной_20_текст4"><text:span text:style-name="T85">1</text:span></text:span><text:span text:style-name="Основной_20_текст4"><text:span text:style-name="T66">∩</text:span></text:span><text:span text:style-name="Основной_20_текст4"><text:span text:style-name="T33">Р</text:span></text:span><text:span text:style-name="Основной_20_текст4"><text:span text:style-name="T85">2</text:span></text:span><text:span text:style-name="Основной_20_текст4"><text:span text:style-name="T33">, де події Р</text:span></text:span><text:span text:style-name="Основной_20_текст4"><text:span text:style-name="T85">1 </text:span></text:span><text:span text:style-name="Основной_20_текст4"><text:span text:style-name="T33">і Р</text:span></text:span><text:span text:style-name="Основной_20_текст4"><text:span text:style-name="T85">2</text:span></text:span><text:span text:style-name="Основной_20_текст4"><text:span text:style-name="T33"> задані регулярними виразами r</text:span></text:span><text:span text:style-name="Основной_20_текст4"><text:span text:style-name="T85">1</text:span></text:span><text:span text:style-name="Основной_20_текст4"><text:span text:style-name="T33"> і r</text:span></text:span><text:span text:style-name="Основной_20_текст4"><text:span text:style-name="T85">2</text:span></text:span><text:span text:style-name="Основной_20_текст4"><text:span text:style-name="T33"> відповідно.</text:span></text:span></text:p>
      <text:p text:style-name="P15"><text:span text:style-name="Основной_20_текст4"><text:span text:style-name="T12"/></text:span></text:p>
      <text:p text:style-name="P15"><text:span text:style-name="Основной_20_текст4"><text:span text:style-name="T41">9</text:span></text:span><text:span text:style-name="Основной_20_текст4"><text:span text:style-name="T16">. Довести, що в автоматi </text:span></text:span><text:span text:style-name="Основной_20_текст4"><text:span text:style-name="T27">A</text:span></text:span><text:span text:style-name="Основной_20_текст4"><text:span text:style-name="T16"> = (</text:span></text:span><text:span text:style-name="Основной_20_текст4"><text:span text:style-name="T54">X</text:span></text:span><text:span text:style-name="Основной_20_текст4"><text:span text:style-name="T16">, </text:span></text:span><text:span text:style-name="Основной_20_текст4"><text:span text:style-name="T54">Y</text:span></text:span><text:span text:style-name="Основной_20_текст4"><text:span text:style-name="T16">, </text:span></text:span><text:span text:style-name="Основной_20_текст4"><text:span text:style-name="T54">U</text:span></text:span><text:span text:style-name="Основной_20_текст4"><text:span text:style-name="T16">, δ, λ) для довiльного вхiдного слова p = p</text:span></text:span><text:span text:style-name="Основной_20_текст4"><text:span text:style-name="T84">1</text:span></text:span><text:span text:style-name="Основной_20_текст4"><text:span text:style-name="T16">p</text:span></text:span><text:span text:style-name="Основной_20_текст4"><text:span text:style-name="T84">2</text:span></text:span><text:span text:style-name="Основной_20_текст4"><text:span text:style-name="T16">∈</text:span></text:span><text:span text:style-name="Основной_20_текст4"><text:span text:style-name="T54">X</text:span></text:span><text:span text:style-name="Основной_20_текст4"><text:span text:style-name="T93">*</text:span></text:span><text:span text:style-name="Основной_20_текст4"><text:span text:style-name="T16"> i будь-якого стану a</text:span></text:span><text:span text:style-name="Основной_20_текст4"><text:span text:style-name="T84">i</text:span></text:span><text:span text:style-name="Основной_20_текст4"><text:span text:style-name="T16">∈</text:span></text:span><text:span text:style-name="Основной_20_текст4"><text:span text:style-name="T54">U</text:span></text:span><text:span text:style-name="Основной_20_текст4"><text:span text:style-name="T16"> виконуються рiвностi</text:span></text:span></text:p>
      <text:p text:style-name="P15"><text:span text:style-name="Основной_20_текст4"><text:span text:style-name="T16">δ</text:span></text:span><text:span text:style-name="Основной_20_текст4"><text:span text:style-name="T93">*</text:span></text:span><text:span text:style-name="Основной_20_текст4"><text:span text:style-name="T16">(a</text:span></text:span><text:span text:style-name="Основной_20_текст4"><text:span text:style-name="T84">i</text:span></text:span><text:span text:style-name="Основной_20_текст4"><text:span text:style-name="T16">, p</text:span></text:span><text:span text:style-name="Основной_20_текст4"><text:span text:style-name="T84">1</text:span></text:span><text:span text:style-name="Основной_20_текст4"><text:span text:style-name="T16">p</text:span></text:span><text:span text:style-name="Основной_20_текст4"><text:span text:style-name="T84">2</text:span></text:span><text:span text:style-name="Основной_20_текст4"><text:span text:style-name="T16">) = δ</text:span></text:span><text:span text:style-name="Основной_20_текст4"><text:span text:style-name="T93">*</text:span></text:span><text:span text:style-name="Основной_20_текст4"><text:span text:style-name="T28">(</text:span></text:span><text:span text:style-name="Основной_20_текст4"><text:span text:style-name="T16">δ</text:span></text:span><text:span text:style-name="Основной_20_текст4"><text:span text:style-name="T93">*</text:span></text:span><text:span text:style-name="Основной_20_текст4"><text:span text:style-name="T28">(</text:span></text:span><text:span text:style-name="Основной_20_текст4"><text:span text:style-name="T16">a</text:span></text:span><text:span text:style-name="Основной_20_текст4"><text:span text:style-name="T84">i</text:span></text:span><text:span text:style-name="Основной_20_текст4"><text:span text:style-name="T16">, p</text:span></text:span><text:span text:style-name="Основной_20_текст4"><text:span text:style-name="T84">1</text:span></text:span><text:span text:style-name="Основной_20_текст4"><text:span text:style-name="T28">), </text:span></text:span><text:span text:style-name="Основной_20_текст4"><text:span text:style-name="T16">p</text:span></text:span><text:span text:style-name="Основной_20_текст4"><text:span text:style-name="T84">2</text:span></text:span><text:span text:style-name="Основной_20_текст4"><text:span text:style-name="T16">), </text:span></text:span></text:p>
      <text:p text:style-name="P15"><text:span text:style-name="Основной_20_текст4"><text:span text:style-name="T16">λ</text:span></text:span><text:span text:style-name="Основной_20_текст4"><text:span text:style-name="T93">*</text:span></text:span><text:span text:style-name="Основной_20_текст4"><text:span text:style-name="T16">(a</text:span></text:span><text:span text:style-name="Основной_20_текст4"><text:span text:style-name="T84">i</text:span></text:span><text:span text:style-name="Основной_20_текст4"><text:span text:style-name="T16">, p</text:span></text:span><text:span text:style-name="Основной_20_текст4"><text:span text:style-name="T84">1</text:span></text:span><text:span text:style-name="Основной_20_текст4"><text:span text:style-name="T16">p</text:span></text:span><text:span text:style-name="Основной_20_текст4"><text:span text:style-name="T84">2</text:span></text:span><text:span text:style-name="Основной_20_текст4"><text:span text:style-name="T16">) = δ</text:span></text:span><text:span text:style-name="Основной_20_текст4"><text:span text:style-name="T93">*</text:span></text:span><text:span text:style-name="Основной_20_текст4"><text:span text:style-name="T28">(</text:span></text:span><text:span text:style-name="Основной_20_текст4"><text:span text:style-name="T16">δ</text:span></text:span><text:span text:style-name="Основной_20_текст4"><text:span text:style-name="T93">*</text:span></text:span><text:span text:style-name="Основной_20_текст4"><text:span text:style-name="T28">(</text:span></text:span><text:span text:style-name="Основной_20_текст4"><text:span text:style-name="T16">a</text:span></text:span><text:span text:style-name="Основной_20_текст4"><text:span text:style-name="T84">i</text:span></text:span><text:span text:style-name="Основной_20_текст4"><text:span text:style-name="T16">, p</text:span></text:span><text:span text:style-name="Основной_20_текст4"><text:span text:style-name="T84">1</text:span></text:span><text:span text:style-name="Основной_20_текст4"><text:span text:style-name="T28">), </text:span></text:span><text:span text:style-name="Основной_20_текст4"><text:span text:style-name="T16">p</text:span></text:span><text:span text:style-name="Основной_20_текст4"><text:span text:style-name="T84">2</text:span></text:span><text:span text:style-name="Основной_20_текст4"><text:span text:style-name="T16">),</text:span></text:span></text:p>
      <text:p text:style-name="P15"><text:span text:style-name="Основной_20_текст4"><text:span text:style-name="T28">де </text:span></text:span><text:span text:style-name="Основной_20_текст4"><text:span text:style-name="T16">δ</text:span></text:span><text:span text:style-name="Основной_20_текст4"><text:span text:style-name="T93">* </text:span></text:span><text:span text:style-name="Основной_20_текст4"><text:span text:style-name="T28">і</text:span></text:span><text:span text:style-name="Основной_20_текст4"><text:span text:style-name="T16"> λ</text:span></text:span><text:span text:style-name="Основной_20_текст4"><text:span text:style-name="T93">*</text:span></text:span><text:span text:style-name="Основной_20_текст4"><text:span text:style-name="T16"> - </text:span></text:span><text:span text:style-name="Основной_20_текст4"><text:span text:style-name="T28">розширені функції переходів і виходів </text:span></text:span><text:span text:style-name="Основной_20_текст4"><text:span text:style-name="T16">автомат</text:span></text:span><text:span text:style-name="Основной_20_текст4"><text:span text:style-name="T28">а</text:span></text:span><text:span text:style-name="Основной_20_текст4"><text:span text:style-name="T16"> A </text:span></text:span><text:span text:style-name="Основной_20_текст4"><text:span text:style-name="T28">відповідно</text:span></text:span><text:span text:style-name="Основной_20_текст4"><text:span text:style-name="T16">.</text:span></text:span></text:p>
      <text:p text:style-name="P15"><text:span text:style-name="Основной_20_текст4"><text:span text:style-name="T16"/></text:span></text:p>
      <text:p text:style-name="P16"><text:span text:style-name="Основной_20_текст4"><text:span text:style-name="T16">1</text:span></text:span><text:span text:style-name="Основной_20_текст4"><text:span text:style-name="T41">0</text:span></text:span><text:span text:style-name="Основной_20_текст4"><text:span text:style-name="T16">. </text:span></text:span><text:span text:style-name="Основной_20_текст4"><text:span text:style-name="T45">Навести приклад таких подій P і Q, що:</text:span></text:span></text:p>
      <text:p text:style-name="P16"><text:span text:style-name="Основной_20_текст4"><text:span text:style-name="T45">(а) P ⊂ Q, однак P* = Q*; (б) P* = Q*, однак P ⊄ Q (символ ⊄ позначає, що не виконується жодне зі співвідношень ⊃ , ⊇ , ⊂ , ⊆ , =).</text:span></text:span></text:p>
      <text:p text:style-name="P15"><text:span text:style-name="Основной_20_текст4"><text:span text:style-name="T16"/></text:span></text:p>
      <text:p text:style-name="P18"><text:span text:style-name="Основной_20_текст4"><text:span text:style-name="T29">1</text:span></text:span><text:span text:style-name="Основной_20_текст4"><text:span text:style-name="T41">1</text:span></text:span><text:span text:style-name="Основной_20_текст4"><text:span text:style-name="T29">. Сформулюйте (якщо це можливо) в алгебрі регулярних подій алгоритм для перевірки рівносильності (еквівалентності) довільних регулярних виразів</text:span></text:span><text:span text:style-name="Основной_20_текст4"><text:span text:style-name="T16">.</text:span></text:span></text:p>
      <text:p text:style-name="P18"><text:span text:style-name="Основной_20_текст4"><text:span text:style-name="T16"/></text:span></text:p>
      <text:p text:style-name="P15"><text:span text:style-name="Основной_20_текст4"><text:span text:style-name="T59">1</text:span></text:span><text:span text:style-name="Основной_20_текст4"><text:span text:style-name="T60">2</text:span></text:span><text:span text:style-name="Основной_20_текст4"><text:span text:style-name="T59">. Довести л</text:span></text:span><text:span text:style-name="Основной_20_текст4"><text:span text:style-name="T61">ем</text:span></text:span><text:span text:style-name="Основной_20_текст4"><text:span text:style-name="T59">у</text:span></text:span><text:span text:style-name="Основной_20_текст4"><text:span text:style-name="T61"> “про накачку”: </text:span></text:span><text:span text:style-name="Основной_20_текст4"><text:span text:style-name="T59">д</text:span></text:span><text:span text:style-name="Основной_20_текст4"><text:span text:style-name="T61">ля нескінченної регулярної події Р будь-яке достатньо довге слово </text:span></text:span><text:span text:style-name="Основной_20_текст_20__28_3_29__20__2b__20_Интервал_20_1_20_pt"><text:span text:style-name="T58">w</text:span></text:span><text:span text:style-name="Основной_20_текст_20__28_3_29__20__2b__20_Интервал_20_1_20_pt"><text:span text:style-name="T52">∈</text:span></text:span><text:span text:style-name="Основной_20_текст4"><text:span text:style-name="T16">Р можна записати у вигляді <text:s/></text:span></text:span><text:span text:style-name="Основной_20_текст_20__28_3_29__20__2b__20_Интервал_20_1_20_pt"><text:span text:style-name="T58">w=р</text:span></text:span><text:span text:style-name="Основной_20_текст_20__28_3_29__20__2b__20_Интервал_20_1_20_pt"><text:span text:style-name="T86">1</text:span></text:span><text:span text:style-name="Основной_20_текст_20__28_3_29__20__2b__20_Интервал_20_1_20_pt"><text:span text:style-name="T58">рр</text:span></text:span><text:span text:style-name="Основной_20_текст_20__28_3_29__20__2b__20_Интервал_20_1_20_pt"><text:span text:style-name="T86">2</text:span></text:span><text:span text:style-name="Основной_20_текст_20__28_3_29__20__2b__20_Интервал_20_1_20_pt"><text:span text:style-name="T49">, </text:span></text:span><text:span text:style-name="Основной_20_текст_20__28_3_29__20__2b__20_Интервал_20_1_20_pt"><text:span text:style-name="T50">де </text:span></text:span><text:span text:style-name="Основной_20_текст_20__28_3_29__20__2b__20_Интервал_20_1_20_pt"><text:span text:style-name="T58">р</text:span></text:span><text:span text:style-name="Основной_20_текст_20__28_3_29__20__2b__20_Интервал_20_1_20_pt"><text:span text:style-name="T52">≠</text:span></text:span><text:span text:style-name="Основной_20_текст_20__28_3_29__20__2b__20_Интервал_20_1_20_pt"><text:span text:style-name="T57">е</text:span></text:span><text:span text:style-name="Основной_20_текст_20__28_3_29__20__2b__20_Интервал_20_1_20_pt"><text:span text:style-name="T56"> </text:span></text:span><text:span text:style-name="Основной_20_текст_20__28_3_29__20__2b__20_Интервал_20_1_20_pt"><text:span text:style-name="T51">(</text:span></text:span><text:span text:style-name="Основной_20_текст_20__28_3_29__20__2b__20_Интервал_20_1_20_pt"><text:span text:style-name="T56">е </text:span></text:span><text:span text:style-name="Основной_20_текст4"><text:span text:style-name="T11">–</text:span></text:span><text:span text:style-name="Основной_20_текст4"><text:span text:style-name="T17"> </text:span></text:span><text:span text:style-name="Основной_20_текст4"><text:span text:style-name="T15">порожнє </text:span></text:span><text:span text:style-name="Основной_20_текст4"><text:span text:style-name="T17">слово</text:span></text:span><text:span text:style-name="Основной_20_текст_20__28_3_29__20__2b__20_Интервал_20_1_20_pt"><text:span text:style-name="T51">)</text:span></text:span><text:span text:style-name="Основной_20_текст_20__28_3_29__20__2b__20_Интервал_20_1_20_pt"><text:span text:style-name="T49">, так, що для всіх k = 0, 1, 2, ... виконуватиметься </text:span></text:span><text:span text:style-name="Основной_20_текст_20__28_3_29__20__2b__20_Интервал_20_1_20_pt"><text:span text:style-name="T58">р</text:span></text:span><text:span text:style-name="Основной_20_текст_20__28_3_29__20__2b__20_Интервал_20_1_20_pt"><text:span text:style-name="T86">1</text:span></text:span><text:span text:style-name="Основной_20_текст_20__28_3_29__20__2b__20_Интервал_20_1_20_pt"><text:span text:style-name="T58">р</text:span></text:span><text:span text:style-name="Основной_20_текст_20__28_3_29__20__2b__20_Интервал_20_1_20_pt"><text:span text:style-name="T95">k</text:span></text:span><text:span text:style-name="Основной_20_текст_20__28_3_29__20__2b__20_Интервал_20_1_20_pt"><text:span text:style-name="T58">р</text:span></text:span><text:span text:style-name="Основной_20_текст_20__28_3_29__20__2b__20_Интервал_20_1_20_pt"><text:span text:style-name="T86">2</text:span></text:span><text:span text:style-name="Основной_20_текст_20__28_3_29__20__2b__20_Интервал_20_1_20_pt"><text:span text:style-name="T52">∈</text:span></text:span><text:span text:style-name="Основной_20_текст4"><text:span text:style-name="T16">Р.</text:span></text:span></text:p>
      <text:p text:style-name="P15"><text:span text:style-name="Основной_20_текст4"><text:span text:style-name="T1"/></text:span></text:p>
      <text:p text:style-name="P15"><text:span text:style-name="Основной_20_текст4"><text:span text:style-name="T40">1</text:span></text:span><text:span text:style-name="Основной_20_текст4"><text:span text:style-name="T41">3</text:span></text:span><text:span text:style-name="Основной_20_текст4"><text:span text:style-name="T40">. </text:span></text:span><text:span text:style-name="Основной_20_текст4"><text:span text:style-name="T42">Навести приклад події, яка нерегулярна і (одночасно) задовольняє умову “леми про накачку”.</text:span></text:span></text:p>
      <text:p text:style-name="P15"><text:span text:style-name="Основной_20_текст4"><text:span text:style-name="T42"/></text:span></text:p>
      <text:p text:style-name="P15"><text:span text:style-name="Основной_20_текст4"><text:span text:style-name="T18">1</text:span></text:span><text:span text:style-name="Основной_20_текст4"><text:span text:style-name="T41">4</text:span></text:span><text:span text:style-name="Основной_20_текст4"><text:span text:style-name="T18">. </text:span></text:span><text:span text:style-name="Основной_20_текст4"><text:span text:style-name="T16">Нехай </text:span></text:span><text:span text:style-name="Основной_20_текст4"><text:span text:style-name="T54">х</text:span></text:span><text:span text:style-name="Основной_20_текст4"><text:span text:style-name="T93">k</text:span></text:span><text:span text:style-name="Основной_20_текст4"><text:span text:style-name="T16"> – слово, що складається з k символів </text:span></text:span><text:span text:style-name="Основной_20_текст4"><text:span text:style-name="T54">х</text:span></text:span><text:span text:style-name="Основной_20_текст4"><text:span text:style-name="T16">. Скориставшись лемою “про накачку” </text:span></text:span><text:span text:style-name="Основной_20_текст4"><text:span text:style-name="T18">(див. задачу №1</text:span></text:span><text:span text:style-name="Основной_20_текст4"><text:span text:style-name="T41">2</text:span></text:span><text:span text:style-name="Основной_20_текст4"><text:span text:style-name="T18">) або, у крайньому разі, іншим методом, дов</text:span></text:span><text:span text:style-name="Основной_20_текст4"><text:span text:style-name="T16">ести, що подія</text:span></text:span></text:p>
      <text:p text:style-name="P15"><text:span text:style-name="Основной_20_текст4"><text:span text:style-name="T16">Р={</text:span></text:span><text:span text:style-name="Основной_20_текст4"><text:span text:style-name="T55">ww</text:span></text:span><text:span text:style-name="Основной_20_текст4"><text:span text:style-name="T16">| </text:span></text:span><text:span text:style-name="Основной_20_текст4"><text:span text:style-name="T55">w</text:span></text:span><text:span text:style-name="Основной_20_текст4"><text:span text:style-name="T67">∈</text:span></text:span><text:span text:style-name="Основной_20_текст4"><text:span text:style-name="T41">{a, b}</text:span></text:span><text:span text:style-name="Основной_20_текст4"><text:span text:style-name="T94">*</text:span></text:span><text:span text:style-name="Основной_20_текст4"><text:span text:style-name="T41"> - множина слів у алфавіті {a, b}</text:span></text:span><text:span text:style-name="Основной_20_текст4"><text:span text:style-name="T16">} не регулярна.</text:span></text:span></text:p>
      <text:p text:style-name="P15"><text:span text:style-name="Основной_20_текст4"><text:span text:style-name="T16"/></text:span></text:p>
      <text:p text:style-name="P15"><text:span text:style-name="Основной_20_текст4"><text:span text:style-name="T29">1</text:span></text:span><text:span text:style-name="Основной_20_текст4"><text:span text:style-name="T43">5</text:span></text:span><text:span text:style-name="Основной_20_текст4"><text:span text:style-name="T29">. Назвіть критерії оцінки оптимальності (мінімальності) регулярних виразів. </text:span></text:span><text:span text:style-name="Основной_20_текст4"><text:span text:style-name="T30">Чи існує </text:span></text:span><text:span text:style-name="Основной_20_текст4"><text:span text:style-name="T29">в алгебрі регулярних подій </text:span></text:span><text:span text:style-name="Основной_20_текст4"><text:span text:style-name="T30">алгоритм пошуку </text:span></text:span><text:span text:style-name="Основной_20_текст4"><text:span text:style-name="T29">оптимально</text:span></text:span><text:span text:style-name="Основной_20_текст4"><text:span text:style-name="T30">го</text:span></text:span><text:span text:style-name="Основной_20_текст4"><text:span text:style-name="T29"> (мінімально</text:span></text:span><text:span text:style-name="Основной_20_текст4"><text:span text:style-name="T30">го</text:span></text:span><text:span text:style-name="Основной_20_текст4"><text:span text:style-name="T29">) регулярн</text:span></text:span><text:span text:style-name="Основной_20_текст4"><text:span text:style-name="T30">ого</text:span></text:span><text:span text:style-name="Основной_20_текст4"><text:span text:style-name="T29"> вираз</text:span></text:span><text:span text:style-name="Основной_20_текст4"><text:span text:style-name="T30">у, рівносильного </text:span></text:span><text:span text:style-name="Основной_20_текст4"><text:span text:style-name="T29">(еквівалентно</text:span></text:span><text:span text:style-name="Основной_20_текст4"><text:span text:style-name="T30">го</text:span></text:span><text:span text:style-name="Основной_20_текст4"><text:span text:style-name="T29">)</text:span></text:span><text:span text:style-name="Основной_20_текст4"><text:span text:style-name="T30"> даному? Відповідь обґрунтувати.</text:span></text:span></text:p>
      <text:p text:style-name="P15"><text:span text:style-name="Основной_20_текст4"><text:span text:style-name="T30"/></text:span></text:p>
      <text:p text:style-name="P15"><text:span text:style-name="T72">16</text:span><text:span text:style-name="T71">. </text:span><text:span text:style-name="T76">Нехай подія P зображувана в скінченному автоматі A та </text:span><text:span text:style-name="T77">e</text:span><text:span text:style-name="T76">∉P </text:span><text:span text:style-name="Основной_20_текст_20__28_3_29__20__2b__20_Интервал_20_1_20_pt"><text:span text:style-name="T51">(</text:span></text:span><text:span text:style-name="Основной_20_текст_20__28_3_29__20__2b__20_Интервал_20_1_20_pt"><text:span text:style-name="T56">е </text:span></text:span><text:span text:style-name="Основной_20_текст4"><text:span text:style-name="T11">–</text:span></text:span><text:span text:style-name="Основной_20_текст4"><text:span text:style-name="T17"> </text:span></text:span><text:span text:style-name="Основной_20_текст4"><text:span text:style-name="T15">порожнє </text:span></text:span><text:span text:style-name="Основной_20_текст4"><text:span text:style-name="T17">слово</text:span></text:span><text:span text:style-name="Основной_20_текст_20__28_3_29__20__2b__20_Интервал_20_1_20_pt"><text:span text:style-name="T51">)</text:span></text:span><text:span text:style-name="T76">. Як побудувати новий скінченний автомат A′, що зображує подію P ∪ {</text:span><text:span text:style-name="T77">e</text:span><text:span text:style-name="T76">}?</text:span></text:p>
      <text:p text:style-name="P19"/>
      <text:p text:style-name="P5"><text:span text:style-name="T100">1</text:span><text:span text:style-name="T101">7</text:span><text:span text:style-name="T99">. Нехай для непорожньої події P виконується рівність P</text:span><text:span text:style-name="T97">2</text:span><text:span text:style-name="T99">=P. Довести, що:</text:span></text:p>
      <text:p text:style-name="P3"><text:span text:style-name="T70">(а) </text:span><text:span text:style-name="T75">e</text:span><text:span text:style-name="T70">∈P </text:span><text:span text:style-name="Основной_20_текст_20__28_3_29__20__2b__20_Интервал_20_1_20_pt"><text:span text:style-name="T51">(</text:span></text:span><text:span text:style-name="Основной_20_текст_20__28_3_29__20__2b__20_Интервал_20_1_20_pt"><text:span text:style-name="T56">е </text:span></text:span><text:span text:style-name="Основной_20_текст4"><text:span text:style-name="T11">–</text:span></text:span><text:span text:style-name="Основной_20_текст4"><text:span text:style-name="T17"> </text:span></text:span><text:span text:style-name="Основной_20_текст4"><text:span text:style-name="T15">порожнє </text:span></text:span><text:span text:style-name="Основной_20_текст4"><text:span text:style-name="T17">слово</text:span></text:span><text:span text:style-name="Основной_20_текст_20__28_3_29__20__2b__20_Интервал_20_1_20_pt"><text:span text:style-name="T51">)</text:span></text:span><text:span text:style-name="T70">; (б) P</text:span><text:span text:style-name="T96">*</text:span><text:span text:style-name="T70">=P.</text:span></text:p>
      <text:p text:style-name="P6"/>
      <text:p text:style-name="P17"><text:span text:style-name="T103">1</text:span><text:span text:style-name="T104">8</text:span><text:span text:style-name="T102">. </text:span><text:span text:style-name="Основной_20_текст4"><text:span text:style-name="T39">Нехай Р – нерегулярна подія, R – скінченна подія. Довести, що подія S – нерегулярна:</text:span></text:span></text:p>
      <text:p text:style-name="P20"><text:span text:style-name="Основной_20_текст4"><text:span text:style-name="T39">а) S=P</text:span></text:span><text:span text:style-name="Основной_20_текст4"><text:span text:style-name="T53">∪</text:span></text:span><text:span text:style-name="Основной_20_текст4"><text:span text:style-name="T39">R, б) S=P\R.</text:span></text:span></text:p>
      <text:p text:style-name="P20"><text:soft-page-break/><text:span text:style-name="Основной_20_текст4"><text:span text:style-name="T39"/></text:span></text:p>
      <text:p text:style-name="P21"><text:span text:style-name="Основной_20_текст4"><text:span text:style-name="T44">19. Написати регулярний вираз у алфавіті X = {0, 1}, який задає подію, що складається зі всіх слів таких і тільки таких, у яких кількість символів 0 кратна 3.</text:span></text:span></text:p>
      <text:p text:style-name="P21"><text:span text:style-name="Основной_20_текст4"><text:span text:style-name="T44"/></text:span></text:p>
      <text:p text:style-name="P33"><text:span text:style-name="Основной_20_текст4"><text:span text:style-name="T45">20. </text:span></text:span><text:span text:style-name="Основной_20_текст4"><text:span text:style-name="T105">Нехай</text:span></text:span><text:span text:style-name="Основной_20_текст4"><text:span text:style-name="T45"> вхідний алфавіт X = {0, 1}. </text:span></text:span><text:span text:style-name="Основной_20_текст4"><text:span text:style-name="T46">Н</text:span></text:span><text:span text:style-name="Основной_20_текст4"><text:span text:style-name="T45">авести автомат, який допускає </text:span></text:span><text:span text:style-name="T73">ланцюжки, де між входженнями "</text:span><text:span text:style-name="T74">0</text:span><text:span text:style-name="T73">" </text:span><text:span text:style-name="T74">не</text:span><text:span text:style-name="T73">парна кількість "</text:span><text:span text:style-name="T74">1</text:span><text:span text:style-name="T73">".</text:span></text:p>
      <text:p text:style-name="P33"><text:span text:style-name="T73"/></text:p>
      <text:p text:style-name="P30"><text:span text:style-name="T106">21</text:span>. Побудувати скінчений автомат, що розпізнає <text:span text:style-name="T106">не</text:span>парні числа, які записані у двійковій формі та зчитуються зліва направо.</text:p>
      <text:p text:style-name="P30"/>
      <text:p text:style-name="P31"><text:span text:style-name="Основной_20_текст4"><text:span text:style-name="T47">22</text:span></text:span><text:span text:style-name="Основной_20_текст4"><text:span text:style-name="T45">. Побудувати скінчений автомат, здатний розпізнавати десяткові числа, що записані у формі з плаваючою крапкою (±dd*.d*E±dd, де d∈{0, 1, 2, ..., 9}).</text:span></text:span></text:p>
      <text:p text:style-name="P33"><text:span text:style-name="Основной_20_текст4"><text:span text:style-name="T45"/></text:span></text:p>
      <text:p text:style-name="P33"><text:span text:style-name="Основной_20_текст4"><text:span text:style-name="T62">2</text:span></text:span><text:span text:style-name="Основной_20_текст4"><text:span text:style-name="T63">3. </text:span></text:span><text:span text:style-name="Основной_20_текст4"><text:span text:style-name="T62">Довести </text:span></text:span><text:span text:style-name="Основной_20_текст4"><text:span text:style-name="T105">тотожність</text:span></text:span><text:span text:style-name="Основной_20_текст4"><text:span text:style-name="T62"> для регулярних виразів:</text:span></text:span></text:p>
      <text:p text:style-name="P32"><text:span text:style-name="Основной_20_текст4"><text:span text:style-name="T62">(a*b)*a* = a*(ba*)*.</text:span></text:span></text:p>
      <text:p text:style-name="P21"><text:span text:style-name="Основной_20_текст4"><text:span text:style-name="T4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Ubuntu" svg:font-family="Ubuntu"/>
    <style:font-face style:name="Times New Roman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текст10" style:display-name="Основной текст10" style:family="paragraph" style:parent-style-name="Standard">
      <style:paragraph-properties fo:margin-left="0in" fo:margin-right="0in" fo:margin-top="0in" fo:margin-bottom="0.6665in" loext:contextual-spacing="false" fo:line-height="0.1799in" fo:text-align="justify" style:justify-single-word="false" fo:orphans="0" fo:widows="0" fo:text-indent="-0.389in" style:auto-text-indent="false"/>
      <style:text-properties fo:font-size="14pt" fo:letter-spacing="-0.002in" fo:language="ru" fo:country="RU" style:font-name-asian="Times New Roman1" style:font-family-asian="'Times New Roman'" style:font-family-generic-asian="roman" style:font-pitch-asian="variable" style:font-size-asian="14pt" style:language-asian="ja" style:country-asian="JP" style:font-size-complex="9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fo:font-size="9.5pt" fo:letter-spacing="-0.002in" fo:background-color="#ffffff" style:font-name-asian="Times New Roman1" style:font-family-asian="'Times New Roman'" style:font-family-generic-asian="roman" style:font-pitch-asian="variable" style:font-size-asian="9.5pt" style:font-name-complex="Times New Roman1" style:font-family-complex="'Times New Roman'" style:font-family-generic-complex="roman" style:font-pitch-complex="variable" style:font-size-complex="9.5pt"/>
    </style:style>
    <style:style style:name="Основной_20_текст4" style:display-name="Основной текст4" style:family="text" style:parent-style-name="Основной_20_текст_5f_">
      <style:text-properties fo:font-variant="normal" fo:text-transform="none" fo:color="#000000" style:font-name="Times New Roman1" fo:font-family="'Times New Roman'" style:font-family-generic="roman" style:font-pitch="variable" fo:font-size="9.5pt" fo:letter-spacing="-0.002in" fo:language="uk" fo:country="UA" fo:font-style="normal" fo:background-color="#ffffff" style:font-name-asian="Times New Roman1" style:font-family-asian="'Times New Roman'" style:font-family-generic-asian="roman" style:font-pitch-asian="variable" style:font-size-asian="9.5pt" style:font-style-asian="normal" style:font-name-complex="Times New Roman1" style:font-family-complex="'Times New Roman'" style:font-family-generic-complex="roman" style:font-pitch-complex="variable" style:font-size-complex="9.5pt" style:font-style-complex="normal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size="9.5pt" fo:letter-spacing="0.0098in" fo:font-style="italic" fo:background-color="#ffffff" style:font-name-asian="Times New Roman1" style:font-family-asian="'Times New Roman'" style:font-family-generic-asian="roman" style:font-pitch-asian="variable" style:font-size-asian="9.5pt" style:font-style-asian="italic" style:font-name-complex="Times New Roman1" style:font-family-complex="'Times New Roman'" style:font-family-generic-complex="roman" style:font-pitch-complex="variable" style:font-size-complex="9.5pt" style:font-style-complex="italic"/>
    </style:style>
    <style:style style:name="Основной_20_текст_20__28_3_29__20__2b__20_Интервал_20_1_20_pt" style:display-name="Основной текст (3) + Интервал 1 pt" style:family="text" style:parent-style-name="Основной_20_текст_20__28_3_29__5f_">
      <style:text-properties fo:font-variant="normal" fo:text-transform="none" fo:color="#000000" style:font-name="Times New Roman1" fo:font-family="'Times New Roman'" style:font-family-generic="roman" style:font-pitch="variable" fo:font-size="9.5pt" fo:letter-spacing="0.0173in" fo:language="uk" fo:country="UA" fo:font-style="italic" fo:background-color="#ffffff" style:font-name-asian="Times New Roman1" style:font-family-asian="'Times New Roman'" style:font-family-generic-asian="roman" style:font-pitch-asian="variable" style:font-size-asian="9.5pt" style:font-style-asian="italic" style:font-name-complex="Times New Roman1" style:font-family-complex="'Times New Roman'" style:font-family-generic-complex="roman" style:font-pitch-complex="variable" style:font-size-complex="9.5pt" style:font-style-complex="italic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16:12:22.859193065</meta:creation-date>
    <dc:date>2021-05-06T12:09:06.109694057</dc:date>
    <meta:editing-duration>PT1H2M13S</meta:editing-duration>
    <meta:editing-cycles>17</meta:editing-cycles>
    <meta:generator>LibreOffice/6.4.6.2$Linux_X86_64 LibreOffice_project/40$Build-2</meta:generator>
    <meta:document-statistic meta:table-count="4" meta:image-count="0" meta:object-count="0" meta:page-count="3" meta:paragraph-count="110" meta:word-count="822" meta:character-count="5073" meta:non-whitespace-character-count="4340"/>
  </office:meta>
</office:document-meta>
</file>